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cddff" draw:textarea-horizontal-align="justify" draw:textarea-vertical-align="middle" draw:auto-grow-height="false" fo:min-height="1.497cm" fo:min-width="1.501cm"/>
    </style:style>
    <style:style style:name="gr2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3.3cm"/>
    </style:style>
    <style:style style:name="gr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</style:style>
    <style:style style:name="gr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235cm"/>
      <style:paragraph-properties style:writing-mode="lr-tb"/>
    </style:style>
    <style:style style:name="gr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45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solid" draw:textarea-vertical-align="middle"/>
    </style:style>
    <style:style style:name="gr10" style:family="graphic" style:parent-style-name="standard">
      <style:graphic-properties draw:fill-color="#acddff" draw:textarea-horizontal-align="justify" draw:textarea-vertical-align="middle" draw:auto-grow-height="false" fo:min-height="0.767cm" fo:min-width="0.9cm"/>
    </style:style>
    <style:style style:name="gr1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581cm"/>
      <style:paragraph-properties style:writing-mode="lr-tb"/>
    </style:style>
    <style:style style:name="gr1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3cm"/>
      <style:paragraph-properties style:writing-mode="lr-tb"/>
    </style:style>
    <style:style style:name="gr1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5.9cm"/>
      <style:paragraph-properties style:writing-mode="lr-tb"/>
    </style:style>
    <style:style style:name="gr15" style:family="graphic" style:parent-style-name="standard">
      <style:graphic-properties draw:fill-color="#acddff" draw:textarea-horizontal-align="justify" draw:textarea-vertical-align="middle" draw:auto-grow-height="false" fo:min-height="1.497cm" fo:min-width="1.1cm"/>
      <style:paragraph-properties style:writing-mode="lr-tb"/>
    </style:style>
    <style:style style:name="gr16" style:family="graphic" style:parent-style-name="standard">
      <style:graphic-properties draw:fill-color="#acddff" draw:textarea-horizontal-align="justify" draw:textarea-vertical-align="middle" draw:auto-grow-height="false" fo:min-height="0.767cm" fo:min-width="0.701cm"/>
    </style:style>
    <style:style style:name="gr17" style:family="graphic" style:parent-style-name="standard">
      <style:graphic-properties draw:fill-color="#acddff" draw:textarea-horizontal-align="justify" draw:textarea-vertical-align="middle" draw:auto-grow-height="false" fo:min-height="0.767cm" fo:min-width="0.702cm"/>
    </style:style>
    <style:style style:name="gr18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</style:style>
    <style:style style:name="gr19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20" style:family="graphic" style:parent-style-name="standard">
      <style:graphic-properties draw:fill="solid" draw:fill-color="#acddff" draw:textarea-horizontal-align="justify" draw:textarea-vertical-align="middle" draw:auto-grow-height="false" fo:min-height="3.55cm" fo:min-width="3.3cm"/>
    </style:style>
    <style:style style:name="gr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3cm"/>
      <style:paragraph-properties style:writing-mode="lr-tb"/>
    </style:style>
    <style:style style:name="gr2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499cm"/>
      <style:paragraph-properties style:writing-mode="lr-tb"/>
    </style:style>
    <style:style style:name="gr2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4" style:family="graphic" style:parent-style-name="standard">
      <style:graphic-properties draw:fill-color="#acddff" draw:textarea-horizontal-align="justify" draw:textarea-vertical-align="middle" draw:auto-grow-height="false" fo:min-height="1.497cm" fo:min-width="0.701cm"/>
    </style:style>
    <style:style style:name="gr2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2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28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1cm"/>
    </style:style>
    <style:style style:name="gr29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2.1cm"/>
    </style:style>
    <style:style style:name="gr3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31" style:family="graphic" style:parent-style-name="standard">
      <style:graphic-properties draw:fill-color="#acddff" draw:textarea-horizontal-align="justify" draw:textarea-vertical-align="middle" draw:auto-grow-height="false" fo:min-height="1.497cm" fo:min-width="1.1cm"/>
    </style:style>
    <style:style style:name="gr3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0.7cm"/>
    </style:style>
    <style:style style:name="gr3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3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</style:style>
    <style:style style:name="gr3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36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499cm"/>
      <style:paragraph-properties style:writing-mode="lr-tb"/>
    </style:style>
    <style:style style:name="gr37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3.3cm"/>
    </style:style>
    <style:style style:name="gr3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39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3cm"/>
    </style:style>
    <style:style style:name="gr40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41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026cm"/>
      <style:paragraph-properties style:writing-mode="lr-tb"/>
    </style:style>
    <style:style style:name="gr42" style:family="graphic" style:parent-style-name="standard">
      <style:graphic-properties draw:fill="solid" draw:fill-color="#acddff" draw:textarea-horizontal-align="justify" draw:textarea-vertical-align="middle" draw:auto-grow-height="false" fo:min-height="6.15cm" fo:min-width="8.3cm"/>
    </style:style>
    <style:style style:name="gr4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44" style:family="graphic" style:parent-style-name="objectwithoutfill">
      <style:graphic-properties draw:marker-end="Symmetric_20_Arrow" draw:marker-end-width="0.3cm" draw:fill="solid" draw:textarea-vertical-align="middle"/>
    </style:style>
    <style:style style:name="gr45" style:family="graphic" style:parent-style-name="standard">
      <style:graphic-properties draw:fill="solid" draw:fill-color="#acddff" draw:textarea-horizontal-align="justify" draw:textarea-vertical-align="middle" draw:auto-grow-height="false" fo:min-height="2.95cm" fo:min-width="5.3cm"/>
    </style:style>
    <style:style style:name="gr46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8.899cm"/>
      <style:paragraph-properties style:writing-mode="lr-tb"/>
    </style:style>
    <style:style style:name="gr47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4.3cm"/>
    </style:style>
    <style:style style:name="gr48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49" style:family="graphic" style:parent-style-name="standard">
      <style:graphic-properties draw:fill-color="#acddff" draw:textarea-horizontal-align="justify" draw:textarea-vertical-align="middle" draw:auto-grow-height="false" fo:min-height="0.767cm" fo:min-width="1.1cm"/>
    </style:style>
    <style:style style:name="gr50" style:family="graphic" style:parent-style-name="standard">
      <style:graphic-properties draw:fill="solid" draw:fill-color="#acddff" draw:textarea-horizontal-align="justify" draw:textarea-vertical-align="middle" draw:auto-grow-height="false" fo:min-height="7.95cm" fo:min-width="4.7cm"/>
    </style:style>
    <style:style style:name="gr51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5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1.35cm" fo:min-width="2.5cm"/>
      <style:paragraph-properties style:writing-mode="lr-tb"/>
    </style:style>
    <style:style style:name="gr5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6.15cm" fo:min-width="4.5cm"/>
      <style:paragraph-properties style:writing-mode="lr-tb"/>
    </style:style>
    <style:style style:name="gr54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5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56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7cm"/>
      <style:paragraph-properties style:writing-mode="lr-tb"/>
    </style:style>
    <style:style style:name="gr5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5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699cm"/>
      <style:paragraph-properties style:writing-mode="lr-tb"/>
    </style:style>
    <style:style style:name="gr5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232cm"/>
      <style:paragraph-properties style:writing-mode="lr-tb"/>
    </style:style>
    <style:style style:name="gr60" style:family="graphic" style:parent-style-name="standard">
      <style:graphic-properties draw:fill-color="#acddff" draw:textarea-horizontal-align="justify" draw:textarea-vertical-align="middle" draw:auto-grow-height="false" fo:min-height="1.403cm" fo:min-width="1.1cm"/>
      <style:paragraph-properties style:writing-mode="lr-tb"/>
    </style:style>
    <style:style style:name="gr61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2.3cm"/>
    </style:style>
    <style:style style:name="gr6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3cm"/>
      <style:paragraph-properties style:writing-mode="lr-tb"/>
    </style:style>
    <style:style style:name="gr6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  <style:paragraph-properties style:writing-mode="lr-tb"/>
    </style:style>
    <style:style style:name="gr6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65" style:family="graphic" style:parent-style-name="standard">
      <style:graphic-properties draw:fill-color="#acddff" draw:textarea-horizontal-align="justify" draw:textarea-vertical-align="middle" draw:auto-grow-height="false" fo:min-height="0.034cm" fo:min-width="0.784cm"/>
      <style:paragraph-properties style:writing-mode="lr-tb"/>
    </style:style>
    <style:style style:name="gr6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779cm"/>
      <style:paragraph-properties style:writing-mode="lr-tb"/>
    </style:style>
    <style:style style:name="gr6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458cm"/>
      <style:paragraph-properties style:writing-mode="lr-tb"/>
    </style:style>
    <style:style style:name="gr68" style:family="graphic" style:parent-style-name="standard">
      <style:graphic-properties draw:fill-color="#acddff" draw:textarea-horizontal-align="justify" draw:textarea-vertical-align="middle" draw:auto-grow-height="false" fo:min-height="0.703cm" fo:min-width="0.702cm"/>
    </style:style>
    <style:style style:name="gr69" style:family="graphic" style:parent-style-name="standard">
      <style:graphic-properties draw:fill-color="#acddff" draw:textarea-horizontal-align="justify" draw:textarea-vertical-align="middle" draw:auto-grow-height="false" fo:min-height="0.034cm" fo:min-width="1.383cm"/>
      <style:paragraph-properties style:writing-mode="lr-tb"/>
    </style:style>
    <style:style style:name="gr70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5cm"/>
      <style:paragraph-properties style:writing-mode="lr-tb"/>
    </style:style>
    <style:style style:name="gr71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898cm"/>
    </style:style>
    <style:style style:name="gr7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898cm"/>
      <style:paragraph-properties style:writing-mode="lr-tb"/>
    </style:style>
    <style:style style:name="gr73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7.899cm"/>
      <style:paragraph-properties style:writing-mode="lr-tb"/>
    </style:style>
    <style:style style:name="gr74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75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77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78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79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80" style:family="graphic" style:parent-style-name="standard">
      <style:graphic-properties draw:stroke="solid" draw:marker-start="" draw:fill="solid" draw:fill-color="#acddff" draw:opacity="100%" draw:opacity-name="" draw:textarea-horizontal-align="justify" draw:textarea-vertical-align="middle" draw:auto-grow-height="false" fo:min-height="1.95cm" fo:min-width="3.3cm"/>
      <style:paragraph-properties style:writing-mode="lr-tb"/>
    </style:style>
    <style:style style:name="gr8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968cm"/>
      <style:paragraph-properties style:writing-mode="lr-tb"/>
    </style:style>
    <style:style style:name="gr8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656cm"/>
      <style:paragraph-properties style:writing-mode="lr-tb"/>
    </style:style>
    <style:style style:name="gr83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cm"/>
      <style:paragraph-properties style:writing-mode="lr-tb"/>
    </style:style>
    <style:style style:name="gr8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8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86" style:family="graphic" style:parent-style-name="standard">
      <style:graphic-properties draw:stroke="solid" draw:marker-start="" draw:fill="solid" draw:fill-color="#acddff" draw:opacity="100%" draw:opacity-name="" draw:textarea-horizontal-align="justify" draw:textarea-vertical-align="middle" draw:auto-grow-height="false" fo:min-height="0.15cm" fo:min-width="1.5cm"/>
      <style:paragraph-properties style:writing-mode="lr-tb"/>
    </style:style>
    <style:style style:name="P1" style:family="paragraph">
      <loext:graphic-properties draw:fill-color="#acddff"/>
      <style:paragraph-properties fo:text-align="center"/>
    </style:style>
    <style:style style:name="P2" style:family="paragraph">
      <loext:graphic-properties draw:fill="solid" draw:fill-color="#acddff"/>
      <style:paragraph-properties fo:text-align="center"/>
    </style:style>
    <style:style style:name="P3" style:family="paragraph">
      <style:paragraph-properties fo:text-align="center" style:writing-mode="lr-tb"/>
      <style:text-properties fo:font-size="9pt"/>
    </style:style>
    <style:style style:name="P4" style:family="paragraph">
      <loext:graphic-properties draw:fill="solid" draw:fill-color="#ffffff" draw:opacity="0%"/>
      <style:paragraph-properties fo:text-align="center" style:writing-mode="lr-tb"/>
      <style:text-properties fo:font-size="9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acddff"/>
      <style:paragraph-properties fo:text-align="center" style:writing-mode="lr-tb"/>
      <style:text-properties fo:font-size="9pt"/>
    </style:style>
    <style:style style:name="P7" style:family="paragraph">
      <style:paragraph-properties fo:text-align="start" style:writing-mode="lr-tb"/>
      <style:text-properties fo:font-size="10pt"/>
    </style:style>
    <style:style style:name="P8" style:family="paragraph">
      <loext:graphic-properties draw:fill="solid" draw:fill-color="#ffffff" draw:opacity="0%"/>
      <style:paragraph-properties fo:text-align="start" style:writing-mode="lr-tb"/>
      <style:text-properties fo:font-size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acddff"/>
      <style:paragraph-properties fo:text-align="center" style:writing-mode="lr-tb"/>
    </style:style>
    <style:style style:name="P11" style:family="paragraph">
      <style:paragraph-properties fo:text-align="start" style:writing-mode="lr-tb"/>
      <style:text-properties fo:font-size="9pt"/>
    </style:style>
    <style:style style:name="P12" style:family="paragraph">
      <loext:graphic-properties draw:fill="solid" draw:fill-color="#ffffff" draw:opacity="0%"/>
      <style:paragraph-properties fo:text-align="start" style:writing-mode="lr-tb"/>
      <style:text-properties fo:font-size="9pt"/>
    </style:style>
    <style:style style:name="P13" style:family="paragraph">
      <style:paragraph-properties fo:text-align="end" style:writing-mode="lr-tb"/>
      <style:text-properties fo:font-size="9pt"/>
    </style:style>
    <style:style style:name="P14" style:family="paragraph">
      <loext:graphic-properties draw:fill="solid" draw:fill-color="#ffffff" draw:opacity="0%"/>
      <style:paragraph-properties fo:text-align="end" style:writing-mode="lr-tb"/>
      <style:text-properties fo:font-size="9pt"/>
    </style:style>
    <style:style style:name="P15" style:family="paragraph">
      <style:paragraph-properties fo:text-align="start" style:writing-mode="lr-tb"/>
      <style:text-properties fo:font-size="10pt" fo:font-weight="bold"/>
    </style:style>
    <style:style style:name="P16" style:family="paragraph">
      <loext:graphic-properties draw:fill="solid" draw:fill-color="#ffffff" draw:opacity="0%"/>
      <style:paragraph-properties fo:text-align="start" style:writing-mode="lr-tb"/>
      <style:text-properties fo:font-size="10pt" fo:font-weight="bold"/>
    </style:style>
    <style:style style:name="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18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19" style:family="paragraph">
      <style:paragraph-properties fo:text-align="center"/>
      <style:text-properties fo:font-size="9pt" style:font-size-asian="9pt" style:font-size-complex="9pt"/>
    </style:style>
    <style:style style:name="P20" style:family="paragraph">
      <loext:graphic-properties draw:fill-color="#acddff"/>
      <style:paragraph-properties fo:text-align="center"/>
      <style:text-properties fo:font-size="9pt" style:font-size-asian="9pt" style:font-size-complex="9pt"/>
    </style:style>
    <style:style style:name="P21" style:family="paragraph">
      <loext:graphic-properties draw:fill="solid" draw:fill-color="#acddff" draw:opacity="100%"/>
      <style:paragraph-properties fo:text-align="center" style:writing-mode="lr-tb"/>
      <style:text-properties fo:font-size="9pt"/>
    </style:style>
    <style:style style:name="T1" style:family="text">
      <style:text-properties fo:font-size="9pt"/>
    </style:style>
    <style:style style:name="T2" style:family="text">
      <style:text-properties fo:font-size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2cm" draw:transform="rotate (1.5707963267949) translate (14.6cm 5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cm" svg:y="3.4cm">
          <text:p text:style-name="P3"><text:span text:style-name="T1">MagDr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cm" svg:height="0.8cm" svg:x="17.2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cm" svg:y="3.8cm">
          <text:p text:style-name="P3"><text:span text:style-name="T1">Co</text:span><text:span text:style-name="T1">mp</text:span><text:span text:style-name="T1">Ind</text:span><text:span text:style-name="T1">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3" draw:id="id13" draw:layer="layout" svg:width="2cm" svg:height="0.4cm" svg:x="3.2cm" svg:y="4cm">
          <text:p text:style-name="P3"><text:span text:style-name="T1">Co</text:span><text:span text:style-name="T1">mp</text:span><text:span text:style-name="T1">Co</text:span><text:span text:style-name="T1">u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0.954cm" svg:height="0.4cm" svg:x="14.6cm" svg:y="4.8cm">
          <text:p text:style-name="P3"><text:span text:style-name="T1">S</text:span><text:span text:style-name="T1">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954cm" svg:height="0.4cm" svg:x="14.6cm" svg:y="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0.954cm" svg:height="0.4cm" svg:x="14.6cm" svg:y="4.4cm">
          <text:p text:style-name="P3"><text:span text:style-name="T1">In</text:span><text:span text:style-name="T1">p</text:span>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4.2cm" svg:x2="17.2cm" svg:y2="4.2cm" draw:start-shape="id1" draw:start-glue-point="6" draw:end-shape="id2" draw:end-glue-point="3" svg:d="M16800 4200h400" svg:viewBox="0 0 401 1">
          <text:p/>
        </draw:connector>
        <draw:custom-shape draw:style-name="gr10" draw:text-style-name="P1" xml:id="id6" draw:id="id6" draw:layer="layout" svg:width="1.4cm" svg:height="1.281cm" draw:transform="rotate (1.5707963267949) translate (7.719cm 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7.7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0.8cm" svg:height="0.4cm" svg:x="7.719cm" svg:y="8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" draw:id="id3" draw:layer="layout" svg:width="0.8cm" svg:height="0.4cm" svg:x="7.719cm" svg:y="8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5cm" svg:x1="19.2cm" svg:y1="4.2cm" svg:x2="7.719cm" svg:y2="8.8cm" draw:start-shape="id2" draw:start-glue-point="1" draw:end-shape="id3" draw:end-glue-point="3" svg:d="M19200 4200h501v5900h-12483v-1300h501" svg:viewBox="0 0 12484 5901">
          <text:p/>
        </draw:connector>
        <draw:custom-shape draw:style-name="gr13" draw:text-style-name="P6" xml:id="id4" draw:id="id4" draw:layer="layout" svg:width="0.8cm" svg:height="0.8cm" svg:x="5.8cm" svg:y="8cm">
          <text:p text:style-name="P3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6cm" svg:y1="8.4cm" svg:x2="7.719cm" svg:y2="8.4cm" draw:start-shape="id4" draw:start-glue-point="1" draw:end-shape="id5" draw:end-glue-point="3" svg:d="M6600 8400h1119" svg:viewBox="0 0 1120 1">
          <text:p/>
        </draw:connector>
        <draw:connector draw:style-name="gr9" draw:text-style-name="P5" draw:layer="layout" draw:line-skew="-2.232cm" svg:x1="9cm" svg:y1="8.301cm" svg:x2="14.6cm" svg:y2="4.6cm" draw:start-shape="id6" draw:start-glue-point="6" draw:end-shape="id7" draw:end-glue-point="3" svg:d="M9000 8301h568v-3701h5032" svg:viewBox="0 0 5601 3702">
          <text:p/>
        </draw:connector>
        <draw:custom-shape draw:style-name="gr10" draw:text-style-name="P1" xml:id="id11" draw:id="id11" draw:layer="layout" svg:width="1.4cm" svg:height="1.281cm" draw:transform="rotate (1.5707963267949) translate (12.2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cm" svg:y="7.4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0.8cm" svg:height="0.4cm" svg:x="12.2cm" svg:y="8cm">
          <text:p text:style-name="P3"><text:span text:style-name="T1">In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0.8cm" svg:height="0.4cm" svg:x="12.2cm" svg:y="8.4cm">
          <text:p text:style-name="P3"><text:span text:style-name="T1">In</text:span><text:span text:style-name="T1">p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0.8cm" svg:height="0.8cm" svg:x="10.4cm" svg:y="8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2cm" svg:y1="8.6cm" svg:x2="12.2cm" svg:y2="8.6cm" draw:start-shape="id8" draw:start-glue-point="1" draw:end-shape="id9" draw:end-glue-point="3" svg:d="M11200 8600h1000" svg:viewBox="0 0 1001 1">
          <text:p/>
        </draw:connector>
        <draw:connector draw:style-name="gr9" draw:text-style-name="P5" draw:layer="layout" draw:line-skew="0cm 3.8cm" svg:x1="12.2cm" svg:y1="8.2cm" svg:x2="19.2cm" svg:y2="4.2cm" draw:start-shape="id10" draw:start-glue-point="3" draw:end-shape="id2" draw:end-glue-point="1" svg:d="M12200 8200h-501v1900h8002v-5900h-501" svg:viewBox="0 0 8003 5901">
          <text:p/>
        </draw:connector>
        <draw:connector draw:style-name="gr9" draw:text-style-name="P5" draw:layer="layout" svg:x1="13.481cm" svg:y1="8.101cm" svg:x2="14.6cm" svg:y2="5cm" draw:start-shape="id11" draw:start-glue-point="6" draw:end-shape="id12" draw:end-glue-point="3" svg:d="M13481 8101h560v-3101h559" svg:viewBox="0 0 1120 3102">
          <text:p/>
        </draw:connector>
        <draw:connector draw:style-name="gr9" draw:text-style-name="P5" draw:layer="layout" svg:x1="5.2cm" svg:y1="4.2cm" svg:x2="14.6cm" svg:y2="4.2cm" draw:start-shape="id13" draw:start-glue-point="1" draw:end-shape="id14" draw:end-glue-point="3" svg:d="M5200 4200h9400" svg:viewBox="0 0 9401 1">
          <text:p/>
        </draw:connector>
        <draw:custom-shape draw:style-name="gr14" draw:text-style-name="P8" draw:layer="layout" svg:width="6.4cm" svg:height="0.444cm" svg:x="1cm" svg:y="1cm">
          <text:p text:style-name="P7"><text:span text:style-name="T2">No</text:span><text:span text:style-name="T2">de </text:span><text:span text:style-name="T2">D</text:span><text:span text:style-name="T2">RP</text:span><text:span text:style-name="T2">, </text:span><text:span text:style-name="T2">ve</text:span><text:span text:style-name="T2">r 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5" draw:text-style-name="P10" xml:id="id15" draw:id="id15" draw:layer="layout" svg:width="1.6cm" svg:height="2.2cm" draw:transform="rotate (1.5707963267949) translate (14.601cm 7.2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<text:span text:style-name="T1">Mag</text:span><text:span text:style-name="T1">Ad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cm" svg:height="0.8cm" svg:x="17.20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01cm" svg:y="6cm">
          <text:p text:style-name="P3"><text:span text:style-name="T1">Co</text:span><text:span text:style-name="T1">mp</text:span><text:span text:style-name="T1">Ind</text:span><text:span text:style-name="T1">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0" draw:id="id30" draw:layer="layout" svg:width="2cm" svg:height="0.4cm" svg:x="3.201cm" svg:y="4.001cm">
          <text:p text:style-name="P3"><text:span text:style-name="T1">CompNam</text:span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6cm" svg:y="5.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" draw:id="id24" draw:layer="layout" svg:width="0.954cm" svg:height="0.4cm" svg:x="14.601cm" svg:y="6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" draw:id="id26" draw:layer="layout" svg:width="0.954cm" svg:height="0.4cm" svg:x="14.601cm" svg:y="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" draw:id="id21" draw:layer="layout" svg:width="0.954cm" svg:height="0.4cm" svg:x="14.601cm" svg:y="6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01cm" svg:y1="6.4cm" svg:x2="17.201cm" svg:y2="6.4cm" draw:start-shape="id15" draw:start-glue-point="6" draw:end-shape="id16" draw:end-glue-point="3" svg:d="M16801 6400h400" svg:viewBox="0 0 401 1">
          <text:p/>
        </draw:connector>
        <draw:custom-shape draw:style-name="gr16" draw:text-style-name="P1" xml:id="id20" draw:id="id20" draw:layer="layout" svg:width="1.2cm" svg:height="1.281cm" draw:transform="rotate (1.5707963267949) translate (8.919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" draw:id="id19" draw:layer="layout" svg:width="0.8cm" svg:height="0.4cm" svg:x="8.919cm" svg:y="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" draw:id="id17" draw:layer="layout" svg:width="0.8cm" svg:height="0.4cm" svg:x="8.919cm" svg:y="8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102cm 1.7cm" svg:x1="19.201cm" svg:y1="6.4cm" svg:x2="8.919cm" svg:y2="8.6cm" draw:start-shape="id16" draw:start-glue-point="1" draw:end-shape="id17" draw:end-glue-point="3" svg:d="M19201 6400h399v2900h-11182v-700h501" svg:viewBox="0 0 11183 2901">
          <text:p/>
        </draw:connector>
        <draw:custom-shape draw:style-name="gr13" draw:text-style-name="P6" xml:id="id18" draw:id="id18" draw:layer="layout" svg:width="0.8cm" svg:height="0.8cm" svg:x="7cm" svg:y="7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2cm" svg:x2="8.919cm" svg:y2="8.2cm" draw:start-shape="id18" draw:start-glue-point="1" draw:end-shape="id19" draw:end-glue-point="3" svg:d="M7800 8200h1119" svg:viewBox="0 0 1120 1">
          <text:p/>
        </draw:connector>
        <draw:connector draw:style-name="gr9" draw:text-style-name="P5" draw:layer="layout" draw:line-skew="-1.801cm" svg:x1="10.2cm" svg:y1="8.201cm" svg:x2="14.601cm" svg:y2="6.6cm" draw:start-shape="id20" draw:start-glue-point="6" draw:end-shape="id21" draw:end-glue-point="3" svg:d="M10200 8201h400v-1601h4001" svg:viewBox="0 0 4402 1602">
          <text:p/>
        </draw:connector>
        <draw:custom-shape draw:style-name="gr17" draw:text-style-name="P1" xml:id="id23" draw:id="id23" draw:layer="layout" svg:width="1.201cm" svg:height="1.281cm" draw:transform="rotate (1.5707963267949) translate (12.201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6.799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" draw:id="id29" draw:layer="layout" svg:width="0.8cm" svg:height="0.4cm" svg:x="12.201cm" svg:y="7.2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" draw:id="id22" draw:layer="layout" svg:width="0.8cm" svg:height="0.4cm" svg:x="12.201cm" svg:y="7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-0.102cm" svg:x1="12.201cm" svg:y1="7.8cm" svg:x2="19.201cm" svg:y2="6.4cm" draw:start-shape="id22" draw:start-glue-point="3" draw:end-shape="id16" draw:end-glue-point="1" svg:d="M12201 7800h-501v800h7900v-2200h-399" svg:viewBox="0 0 7901 2201">
          <text:p/>
        </draw:connector>
        <draw:connector draw:style-name="gr9" draw:text-style-name="P5" draw:layer="layout" svg:x1="13.482cm" svg:y1="7.401cm" svg:x2="14.601cm" svg:y2="6.995cm" draw:start-shape="id23" draw:start-glue-point="6" draw:end-shape="id24" draw:end-glue-point="3" svg:d="M13482 7401h560v-406h559" svg:viewBox="0 0 1120 407">
          <text:p/>
        </draw:connector>
        <draw:connector draw:style-name="gr9" draw:text-style-name="P5" draw:layer="layout" draw:line-skew="1.14cm" svg:x1="5.2cm" svg:y1="4.6cm" svg:x2="8.919cm" svg:y2="6.4cm" draw:start-shape="id25" draw:start-glue-point="1" svg:d="M5200 4600h3250v1800h469" svg:viewBox="0 0 3720 1801">
          <text:p/>
        </draw:connector>
        <draw:custom-shape draw:style-name="gr14" draw:text-style-name="P8" draw:layer="layout" svg:width="6.4cm" svg:height="0.444cm" svg:x="1.001cm" svg:y="1.001cm">
          <text:p text:style-name="P7"><text:span text:style-name="T2">Node DRP, ver 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14.601cm" svg:y1="6.2cm" svg:x2="19.201cm" svg:y2="6.4cm" draw:start-shape="id26" draw:start-glue-point="3" draw:end-shape="id16" draw:end-glue-point="1" svg:d="M14601 6200h-501v-1001h5500v1201h-399" svg:viewBox="0 0 5501 1202">
          <text:p/>
        </draw:connector>
        <draw:custom-shape draw:style-name="gr16" draw:text-style-name="P1" xml:id="id28" draw:id="id28" draw:layer="layout" svg:width="1.2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8.919cm" svg:y="6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8.919cm" svg:y="5.8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7" draw:id="id27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27" draw:start-glue-point="1" svg:d="M7800 6800h1119" svg:viewBox="0 0 1120 1">
          <text:p/>
        </draw:connector>
        <draw:connector draw:style-name="gr9" draw:text-style-name="P5" draw:layer="layout" svg:x1="10.2cm" svg:y1="6.401cm" svg:x2="12.201cm" svg:y2="7.4cm" draw:start-shape="id28" draw:start-glue-point="6" draw:end-shape="id29" draw:end-glue-point="3" svg:d="M10200 6401h1001v999h1000" svg:viewBox="0 0 2002 1000">
          <text:p/>
        </draw:connector>
        <draw:custom-shape draw:style-name="gr6" draw:text-style-name="P4" xml:id="id25" draw:id="id25" draw:layer="layout" svg:width="2cm" svg:height="0.4cm" svg:x="3.2cm" svg:y="4.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33" draw:id="id33" draw:layer="layout" svg:width="1.2cm" svg:height="1.4cm" draw:transform="rotate (1.5707963267949) translate (20.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4cm" svg:y="3.6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1" draw:id="id31" draw:layer="layout" svg:width="0.8cm" svg:height="0.4cm" svg:x="20.4cm" svg:y="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2" draw:id="id32" draw:layer="layout" svg:width="1cm" svg:height="0.4cm" svg:x="20.4cm" svg:y="4.4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0.4cm" svg:y2="4.2cm" draw:start-shape="id30" draw:start-glue-point="1" draw:end-shape="id31" draw:end-glue-point="3" svg:d="M5201 4201h7600v-1h7599" svg:viewBox="0 0 15200 2">
          <text:p/>
        </draw:connector>
        <draw:connector draw:style-name="gr9" draw:text-style-name="P5" draw:layer="layout" draw:line-skew="0.199cm" svg:x1="19.201cm" svg:y1="6.4cm" svg:x2="20.4cm" svg:y2="4.6cm" draw:start-shape="id16" draw:start-glue-point="1" draw:end-shape="id32" draw:end-glue-point="3" svg:d="M19201 6400h799v-1800h400" svg:viewBox="0 0 1200 1801">
          <text:p/>
        </draw:connector>
        <draw:custom-shape draw:style-name="gr20" draw:text-style-name="P2" draw:layer="measurelines" svg:width="3.8cm" svg:height="3.8cm" svg:x="31.4cm" svg:y="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measurelines" svg:width="3.8cm" svg:height="0.447cm" svg:x="31.4cm" svg:y="3.2cm">
          <text:p text:style-name="P3"><text:span text:style-name="T1">DrpAdp:NodeAd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easurelines" svg:width="2cm" svg:height="0.4cm" svg:x="33.2cm" svg:y="3.8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measurelines" svg:width="1.999cm" svg:height="0.4cm" svg:x="33.2cm" svg:y="4.2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xml:id="id36" draw:id="id36" draw:layer="measurelines" svg:width="1.6cm" svg:height="0.4cm" svg:x="31.4cm" svg:y="3.8cm">
          <text:p text:style-name="P11"><text:span text:style-name="T1">InpMu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1.8cm" svg:y1="4.2cm" svg:x2="24cm" svg:y2="4.2cm" draw:start-shape="id33" draw:start-glue-point="6" draw:end-shape="id34" draw:end-glue-point="3" svg:d="M21800 4200h2200" svg:viewBox="0 0 2201 1">
          <text:p/>
        </draw:connector>
        <draw:custom-shape draw:style-name="gr24" draw:text-style-name="P1" xml:id="id45" draw:id="id45" draw:layer="measurelines" svg:width="1.2cm" svg:height="2.2cm" draw:transform="rotate (1.5707963267949) translate (2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5" draw:text-style-name="P4" draw:layer="measurelines" svg:width="1.6cm" svg:height="0.4cm" svg:x="24cm" svg:y="3.6cm">
          <text:p text:style-name="P3"><text:span text:style-name="T1">:MutNode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34" draw:id="id34" draw:layer="measurelines" svg:width="1.2cm" svg:height="0.4cm" svg:x="24cm" svg:y="4cm">
          <text:p text:style-name="P1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xml:id="id38" draw:id="id38" draw:layer="measurelines" svg:width="1.4cm" svg:height="0.4cm" svg:x="24cm" svg:y="4.4cm">
          <text:p text:style-name="P11"><text:span text:style-name="T1">Pare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8cm" svg:y1="4cm" svg:x2="31.4cm" svg:y2="4cm" draw:start-shape="id35" draw:start-glue-point="6" draw:end-shape="id36" draw:end-glue-point="3" svg:d="M30800 4000h600" svg:viewBox="0 0 601 1">
          <text:p/>
        </draw:connector>
        <draw:custom-shape draw:style-name="gr28" draw:text-style-name="P2" xml:id="id37" draw:id="id37" draw:layer="measurelines" svg:width="1.6cm" svg:height="0.4cm" svg:x="22cm" svg:y="4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22cm" svg:y="4.4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3.6cm" svg:y1="4.6cm" svg:x2="24cm" svg:y2="4.6cm" draw:start-shape="id37" draw:start-glue-point="1" draw:end-shape="id38" draw:end-glue-point="3" svg:d="M23600 4600h400" svg:viewBox="0 0 401 1">
          <text:p/>
        </draw:connector>
        <draw:custom-shape draw:style-name="gr29" draw:text-style-name="P2" xml:id="id39" draw:id="id39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21.8cm" svg:y1="4.2cm" svg:x2="23.2cm" svg:y2="2.8cm" draw:start-shape="id33" draw:start-glue-point="6" draw:end-shape="id39" draw:end-glue-point="3" svg:d="M21800 4200h500v-1400h900" svg:viewBox="0 0 1401 1401">
          <text:p/>
        </draw:connector>
        <draw:custom-shape draw:style-name="gr29" draw:text-style-name="P2" xml:id="id40" draw:id="id40" draw:layer="measurelines" svg:width="2.6cm" svg:height="0.8cm" svg:x="8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cm" svg:y="2.4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5.201cm" svg:y1="4.201cm" svg:x2="8cm" svg:y2="2.8cm" draw:start-shape="id30" draw:start-glue-point="1" draw:end-shape="id40" draw:end-glue-point="3" svg:d="M5201 4201h1400v-1401h1399" svg:viewBox="0 0 2800 1402">
          <text:p/>
        </draw:connector>
        <draw:custom-shape draw:style-name="gr29" draw:text-style-name="P2" xml:id="id41" draw:id="id41" draw:layer="measurelines" svg:width="2.6cm" svg:height="0.8cm" svg:x="8.919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.919cm" svg:y="4.4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5.2cm" svg:y1="4.6cm" svg:x2="8.919cm" svg:y2="4.8cm" draw:start-shape="id25" draw:start-glue-point="1" draw:end-shape="id41" draw:end-glue-point="3" svg:d="M5200 4600h3400v200h319" svg:viewBox="0 0 3720 201">
          <text:p/>
        </draw:connector>
        <draw:custom-shape draw:style-name="gr5" draw:text-style-name="P4" draw:layer="measurelines" svg:width="2cm" svg:height="0.4cm" svg:x="17.201cm" svg:y="6.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xml:id="id35" draw:id="id35" draw:layer="measurelines" svg:width="1.6cm" svg:height="2.2cm" draw:transform="rotate (1.5707963267949) translate (28.6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measurelines" svg:width="1.735cm" svg:height="0.444cm" svg:x="28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0" draw:id="id50" draw:layer="measurelines" svg:width="0.954cm" svg:height="0.4cm" svg:x="28.6cm" svg:y="4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8" draw:id="id48" draw:layer="measurelines" svg:width="0.954cm" svg:height="0.4cm" svg:x="28.6cm" svg:y="3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6" draw:id="id46" draw:layer="measurelines" svg:width="0.954cm" svg:height="0.4cm" svg:x="28.6cm" svg:y="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49" draw:id="id49" draw:layer="measurelines" svg:width="1.201cm" svg:height="1.281cm" draw:transform="rotate (1.5707963267949) translate (8.919cm 10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8.919cm" svg:y="9.6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4" draw:id="id44" draw:layer="measurelines" svg:width="0.8cm" svg:height="0.4cm" svg:x="8.919cm" svg:y="10.0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3" draw:id="id43" draw:layer="measurelines" svg:width="0.8cm" svg:height="0.4cm" svg:x="8.919cm" svg:y="10.4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42" draw:id="id42" draw:layer="measurelines" svg:width="1.2cm" svg:height="0.4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7cm" svg:y="10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8.2cm" svg:y1="10.6cm" svg:x2="8.919cm" svg:y2="10.601cm" draw:start-shape="id42" draw:start-glue-point="1" draw:end-shape="id43" draw:end-glue-point="3" svg:d="M8200 10600h360v1h359" svg:viewBox="0 0 720 2">
          <text:p/>
        </draw:connector>
        <draw:connector draw:style-name="gr9" draw:text-style-name="P5" draw:layer="measurelines" draw:line-skew="-1.06cm" svg:x1="5.2cm" svg:y1="4.6cm" svg:x2="8.919cm" svg:y2="10.201cm" draw:start-shape="id25" draw:start-glue-point="1" draw:end-shape="id44" draw:end-glue-point="3" svg:d="M5200 4600h800v5601h2919" svg:viewBox="0 0 3720 5602">
          <text:p/>
        </draw:connector>
        <draw:connector draw:style-name="gr9" draw:text-style-name="P5" draw:layer="measurelines" svg:x1="26.2cm" svg:y1="4.2cm" svg:x2="28.6cm" svg:y2="4.2cm" draw:start-shape="id45" draw:start-glue-point="6" draw:end-shape="id46" draw:end-glue-point="3" svg:d="M26200 4200h2400" svg:viewBox="0 0 2401 1">
          <text:p/>
        </draw:connector>
        <draw:custom-shape draw:style-name="gr29" draw:text-style-name="P2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measurelines" svg:width="1.6cm" svg:height="0.4cm" svg:x="26.6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xml:id="id47" draw:id="id47" draw:layer="measurelines" svg:width="1.6cm" svg:height="0.4cm" svg:x="26.6cm" svg:y="3.6cm">
          <text:p text:style-name="P3"><text:span text:style-name="T1">MUT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28.2cm" svg:y1="3.8cm" svg:x2="28.6cm" svg:y2="3.8cm" draw:start-shape="id47" draw:start-glue-point="1" draw:end-shape="id48" draw:end-glue-point="3" svg:d="M28200 3800h400" svg:viewBox="0 0 401 1">
          <text:p/>
        </draw:connector>
        <draw:connector draw:style-name="gr9" draw:text-style-name="P5" draw:layer="measurelines" draw:line-skew="7.2cm" svg:x1="10.2cm" svg:y1="10.202cm" svg:x2="28.6cm" svg:y2="4.595cm" draw:start-shape="id49" draw:start-glue-point="6" draw:end-shape="id50" draw:end-glue-point="3" svg:d="M10200 10202h16400v-5607h2000" svg:viewBox="0 0 18401 5608">
          <text:p/>
        </draw:connector>
      </draw:page>
      <draw:page draw:name="page3" draw:style-name="dp1" draw:master-page-name="Default">
        <draw:custom-shape draw:style-name="gr15" draw:text-style-name="P10" xml:id="id51" draw:id="id51" draw:layer="layout" svg:width="1.6cm" svg:height="2.2cm" draw:transform="rotate (1.5707963267949) translate (19.403cm 7.195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xml:id="id52" draw:id="id52" draw:layer="layout" svg:width="1.599cm" svg:height="0.8cm" svg:x="22.003cm" svg:y="5.99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1.599cm" svg:height="0.4cm" svg:x="22.003cm" svg:y="5.995cm">
          <text:p text:style-name="P3"><text:span text:style-name="T1">Comp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6" draw:id="id66" draw:layer="layout" svg:width="2cm" svg:height="0.4cm" svg:x="3.201cm" svg:y="4.001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9.468cm" svg:y="5.59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83" draw:id="id83" draw:layer="layout" svg:width="0.954cm" svg:height="0.4cm" svg:x="19.403cm" svg:y="6.7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2" draw:id="id62" draw:layer="layout" svg:width="0.954cm" svg:height="0.4cm" svg:x="19.403cm" svg:y="5.99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7" draw:id="id57" draw:layer="layout" svg:width="0.954cm" svg:height="0.4cm" svg:x="19.403cm" svg:y="6.39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603cm" svg:y1="6.395cm" svg:x2="22.003cm" svg:y2="6.395cm" draw:start-shape="id51" draw:start-glue-point="6" draw:end-shape="id52" draw:end-glue-point="3" svg:d="M21603 6395h400" svg:viewBox="0 0 401 1">
          <text:p/>
        </draw:connector>
        <draw:custom-shape draw:style-name="gr16" draw:text-style-name="P1" xml:id="id56" draw:id="id56" draw:layer="layout" svg:width="1.2cm" svg:height="1.281cm" draw:transform="rotate (1.5707963267949) translate (8.919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5" draw:id="id55" draw:layer="layout" svg:width="0.8cm" svg:height="0.4cm" svg:x="8.919cm" svg:y="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3" draw:id="id53" draw:layer="layout" svg:width="0.8cm" svg:height="0.4cm" svg:x="8.919cm" svg:y="8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298cm 1.7cm" svg:x1="23.602cm" svg:y1="6.395cm" svg:x2="8.919cm" svg:y2="8.6cm" draw:start-shape="id52" draw:start-glue-point="1" draw:end-shape="id53" draw:end-glue-point="3" svg:d="M23602 6395h798v2903h-15982v-698h501" svg:viewBox="0 0 15983 2904">
          <text:p/>
        </draw:connector>
        <draw:custom-shape draw:style-name="gr13" draw:text-style-name="P6" xml:id="id54" draw:id="id54" draw:layer="layout" svg:width="0.8cm" svg:height="0.8cm" svg:x="7cm" svg:y="7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2cm" svg:x2="8.919cm" svg:y2="8.2cm" draw:start-shape="id54" draw:start-glue-point="1" draw:end-shape="id55" draw:end-glue-point="3" svg:d="M7800 8200h1119" svg:viewBox="0 0 1120 1">
          <text:p/>
        </draw:connector>
        <draw:connector draw:style-name="gr9" draw:text-style-name="P5" draw:layer="layout" draw:line-skew="-1.801cm" svg:x1="10.2cm" svg:y1="8.201cm" svg:x2="19.403cm" svg:y2="6.595cm" draw:start-shape="id56" draw:start-glue-point="6" draw:end-shape="id57" draw:end-glue-point="3" svg:d="M10200 8201h2801v-1606h6402" svg:viewBox="0 0 9204 1607">
          <text:p/>
        </draw:connector>
        <draw:custom-shape draw:style-name="gr17" draw:text-style-name="P1" xml:id="id59" draw:id="id59" draw:layer="layout" svg:width="1.201cm" svg:height="1.281cm" draw:transform="rotate (1.5707963267949) translate (12.201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6.799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5" draw:id="id65" draw:layer="layout" svg:width="0.8cm" svg:height="0.4cm" svg:x="12.201cm" svg:y="7.2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8" draw:id="id58" draw:layer="layout" svg:width="0.8cm" svg:height="0.4cm" svg:x="12.201cm" svg:y="7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0.298cm" svg:x1="12.201cm" svg:y1="7.8cm" svg:x2="23.602cm" svg:y2="6.395cm" draw:start-shape="id58" draw:start-glue-point="3" draw:end-shape="id52" draw:end-glue-point="1" svg:d="M12201 7800h-501v800h12700v-2205h-798" svg:viewBox="0 0 12701 2206">
          <text:p/>
        </draw:connector>
        <draw:connector draw:style-name="gr9" draw:text-style-name="P5" draw:layer="layout" svg:x1="13.482cm" svg:y1="7.401cm" svg:x2="14.519cm" svg:y2="7.4cm" draw:start-shape="id59" draw:start-glue-point="6" draw:end-shape="id60" draw:end-glue-point="3" svg:d="M13482 7401h519v-1h518" svg:viewBox="0 0 1038 2">
          <text:p/>
        </draw:connector>
        <draw:connector draw:style-name="gr9" draw:text-style-name="P5" draw:layer="layout" draw:line-skew="1.14cm" svg:x1="5.2cm" svg:y1="4.6cm" svg:x2="8.919cm" svg:y2="6.4cm" draw:start-shape="id61" draw:start-glue-point="1" svg:d="M5200 4600h3250v1800h469" svg:viewBox="0 0 3720 1801">
          <text:p/>
        </draw:connector>
        <draw:custom-shape draw:style-name="gr36" draw:text-style-name="P8" draw:layer="layout" svg:width="10.999cm" svg:height="0.444cm" svg:x="1.001cm" svg:y="1.001cm">
          <text:p text:style-name="P7"><text:span text:style-name="T2">Node DRP, ver 3 <text:s/>DES controlled with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19.403cm" svg:y1="6.195cm" svg:x2="23.602cm" svg:y2="6.395cm" draw:start-shape="id62" draw:start-glue-point="3" draw:end-shape="id52" draw:end-glue-point="1" svg:d="M19403 6195h-501v-1001h5098v1201h-398" svg:viewBox="0 0 5099 1202">
          <text:p/>
        </draw:connector>
        <draw:custom-shape draw:style-name="gr16" draw:text-style-name="P1" xml:id="id64" draw:id="id64" draw:layer="layout" svg:width="1.2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8.919cm" svg:y="6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8.919cm" svg:y="5.8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63" draw:id="id63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63" draw:start-glue-point="1" svg:d="M7800 6800h1119" svg:viewBox="0 0 1120 1">
          <text:p/>
        </draw:connector>
        <draw:connector draw:style-name="gr9" draw:text-style-name="P5" draw:layer="layout" svg:x1="10.2cm" svg:y1="6.401cm" svg:x2="12.201cm" svg:y2="7.4cm" draw:start-shape="id64" draw:start-glue-point="6" draw:end-shape="id65" draw:end-glue-point="3" svg:d="M10200 6401h1001v999h1000" svg:viewBox="0 0 2002 1000">
          <text:p/>
        </draw:connector>
        <draw:custom-shape draw:style-name="gr6" draw:text-style-name="P4" xml:id="id61" draw:id="id61" draw:layer="layout" svg:width="2cm" svg:height="0.4cm" svg:x="3.2cm" svg:y="4.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69" draw:id="id69" draw:layer="layout" svg:width="1.2cm" svg:height="1.4cm" draw:transform="rotate (1.5707963267949) translate (24.9cm 4.7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4.9cm" svg:y="3.599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7" draw:id="id67" draw:layer="layout" svg:width="0.8cm" svg:height="0.4cm" svg:x="24.9cm" svg:y="3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68" draw:id="id68" draw:layer="layout" svg:width="1cm" svg:height="0.4cm" svg:x="24.9cm" svg:y="4.399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4.9cm" svg:y2="4.199cm" draw:start-shape="id66" draw:start-glue-point="1" draw:end-shape="id67" draw:end-glue-point="3" svg:d="M5201 4201h9850v-2h9849" svg:viewBox="0 0 19700 3">
          <text:p/>
        </draw:connector>
        <draw:connector draw:style-name="gr9" draw:text-style-name="P5" draw:layer="layout" svg:x1="23.602cm" svg:y1="6.395cm" svg:x2="24.9cm" svg:y2="4.599cm" draw:start-shape="id52" draw:start-glue-point="1" draw:end-shape="id68" draw:end-glue-point="3" svg:d="M23602 6395h649v-1796h649" svg:viewBox="0 0 1299 1797">
          <text:p/>
        </draw:connector>
        <draw:custom-shape draw:style-name="gr37" draw:text-style-name="P2" draw:layer="measurelines" svg:width="3.8cm" svg:height="2.2cm" svg:x="29.3cm" svg:y="3.39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measurelines" svg:width="2.4cm" svg:height="0.447cm" svg:x="29.3cm" svg:y="3.399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xml:id="id70" draw:id="id70" draw:layer="measurelines" svg:width="1.6cm" svg:height="0.4cm" svg:x="29.3cm" svg:y="3.999cm">
          <text:p text:style-name="P11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6.3cm" svg:y1="4.199cm" svg:x2="29.3cm" svg:y2="4.199cm" draw:start-shape="id69" draw:start-glue-point="6" draw:end-shape="id70" draw:end-glue-point="3" svg:d="M26300 4199h3000" svg:viewBox="0 0 3001 1">
          <text:p/>
        </draw:connector>
        <draw:custom-shape draw:style-name="gr28" draw:text-style-name="P2" xml:id="id71" draw:id="id71" draw:layer="measurelines" svg:width="1.6cm" svg:height="0.4cm" svg:x="26.7cm" svg:y="4.39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26.7cm" svg:y="4.399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3cm" svg:y1="4.599cm" svg:x2="29.3cm" svg:y2="4.599cm" draw:start-shape="id71" draw:start-glue-point="1" draw:end-shape="id72" draw:end-glue-point="3" svg:d="M28300 4599h1000" svg:viewBox="0 0 1001 1">
          <text:p/>
        </draw:connector>
        <draw:custom-shape draw:style-name="gr29" draw:text-style-name="P2" xml:id="id73" draw:id="id73" draw:layer="measurelines" svg:width="2.6cm" svg:height="0.8cm" svg:x="28.3cm" svg:y="1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8.3cm" svg:y="1.799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26.3cm" svg:y1="4.199cm" svg:x2="28.3cm" svg:y2="2.199cm" draw:start-shape="id69" draw:start-glue-point="6" draw:end-shape="id73" draw:end-glue-point="3" svg:d="M26300 4199h800v-2000h1200" svg:viewBox="0 0 2001 2001">
          <text:p/>
        </draw:connector>
        <draw:custom-shape draw:style-name="gr29" draw:text-style-name="P2" xml:id="id74" draw:id="id74" draw:layer="measurelines" svg:width="2.6cm" svg:height="0.8cm" svg:x="8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cm" svg:y="2.4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5.201cm" svg:y1="4.201cm" svg:x2="8cm" svg:y2="2.8cm" draw:start-shape="id66" draw:start-glue-point="1" draw:end-shape="id74" draw:end-glue-point="3" svg:d="M5201 4201h1400v-1401h1399" svg:viewBox="0 0 2800 1402">
          <text:p/>
        </draw:connector>
        <draw:custom-shape draw:style-name="gr29" draw:text-style-name="P2" xml:id="id75" draw:id="id75" draw:layer="measurelines" svg:width="2.6cm" svg:height="0.8cm" svg:x="8.919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.919cm" svg:y="4.4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5.2cm" svg:y1="4.6cm" svg:x2="8.919cm" svg:y2="4.8cm" draw:start-shape="id61" draw:start-glue-point="1" draw:end-shape="id75" draw:end-glue-point="3" svg:d="M5200 4600h3400v200h319" svg:viewBox="0 0 3720 201">
          <text:p/>
        </draw:connector>
        <draw:custom-shape draw:style-name="gr35" draw:text-style-name="P4" draw:layer="measurelines" svg:width="1.599cm" svg:height="0.4cm" svg:x="22.003cm" svg:y="6.395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79" draw:id="id79" draw:layer="measurelines" svg:width="1.201cm" svg:height="1.281cm" draw:transform="rotate (1.5707963267949) translate (8.919cm 10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8.919cm" svg:y="9.6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8" draw:id="id78" draw:layer="measurelines" svg:width="0.8cm" svg:height="0.4cm" svg:x="8.919cm" svg:y="10.0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7" draw:id="id77" draw:layer="measurelines" svg:width="0.8cm" svg:height="0.4cm" svg:x="8.919cm" svg:y="10.4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76" draw:id="id76" draw:layer="measurelines" svg:width="1.2cm" svg:height="0.4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7cm" svg:y="10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8.2cm" svg:y1="10.6cm" svg:x2="8.919cm" svg:y2="10.601cm" draw:start-shape="id76" draw:start-glue-point="1" draw:end-shape="id77" draw:end-glue-point="3" svg:d="M8200 10600h360v1h359" svg:viewBox="0 0 720 2">
          <text:p/>
        </draw:connector>
        <draw:connector draw:style-name="gr9" draw:text-style-name="P5" draw:layer="measurelines" draw:line-skew="-1.06cm" svg:x1="5.2cm" svg:y1="4.6cm" svg:x2="8.919cm" svg:y2="10.201cm" draw:start-shape="id61" draw:start-glue-point="1" draw:end-shape="id78" draw:end-glue-point="3" svg:d="M5200 4600h800v5601h2919" svg:viewBox="0 0 3720 5602">
          <text:p/>
        </draw:connector>
        <draw:custom-shape draw:style-name="gr30" draw:text-style-name="P4" draw:layer="measurelines" svg:width="2.6cm" svg:height="0.4cm" svg:x="28.3cm" svg:y="1.799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0.2cm" svg:y1="10.202cm" svg:x2="11.708cm" svg:y2="10.187cm" draw:start-shape="id79" draw:start-glue-point="6" svg:d="M10200 10202h1005v-15h503" svg:viewBox="0 0 1509 16">
          <text:p/>
        </draw:connector>
        <draw:custom-shape draw:style-name="gr23" draw:text-style-name="P12" xml:id="id72" draw:id="id72" draw:layer="measurelines" svg:width="1.6cm" svg:height="0.4cm" svg:x="29.3cm" svg:y="4.399cm">
          <text:p text:style-name="P11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.6cm" svg:height="0.4cm" svg:x="29.3cm" svg:y="4.799cm">
          <text:p text:style-name="P11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xml:id="id81" draw:id="id81" draw:layer="layout" svg:width="1.6cm" svg:height="0.4cm" svg:x="31.5cm" svg:y="3.999cm">
          <text:p text:style-name="P11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82" draw:id="id82" draw:layer="layout" svg:width="1.2cm" svg:height="1.281cm" draw:transform="rotate (1.5707963267949) translate (14.519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.519cm" svg:y="6.8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0" draw:id="id60" draw:layer="layout" svg:width="0.8cm" svg:height="0.4cm" svg:x="14.519cm" svg:y="7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0" draw:id="id80" draw:layer="layout" svg:width="0.8cm" svg:height="0.4cm" svg:x="14.519cm" svg:y="7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4.6cm" svg:x1="14.519cm" svg:y1="7.8cm" svg:x2="33.1cm" svg:y2="4.199cm" draw:start-shape="id80" draw:start-glue-point="3" draw:end-shape="id81" draw:end-glue-point="1" svg:d="M14519 7800h-501v2800h19583v-6401h-501" svg:viewBox="0 0 19584 6402">
          <text:p/>
        </draw:connector>
        <draw:connector draw:style-name="gr9" draw:text-style-name="P5" draw:layer="layout" svg:x1="15.8cm" svg:y1="7.401cm" svg:x2="19.403cm" svg:y2="6.99cm" draw:start-shape="id82" draw:start-glue-point="6" draw:end-shape="id83" draw:end-glue-point="3" svg:d="M15800 7401h1802v-411h1801" svg:viewBox="0 0 3604 412">
          <text:p/>
        </draw:connector>
      </draw:page>
      <draw:page draw:name="page4" draw:style-name="dp1" draw:master-page-name="Default">
        <draw:custom-shape draw:style-name="gr14" draw:text-style-name="P8" draw:layer="layout" svg:width="6.4cm" svg:height="0.444cm" svg:x="1.001cm" svg:y="1.023cm">
          <text:p text:style-name="P7"><text:span text:style-name="T2">Modnav Launcher, ver 2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8cm" svg:height="3.4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4.8cm" svg:height="0.4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2.526cm" svg:height="0.4cm" svg:x="4.0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2.526cm" svg:height="0.4cm" svg:x="4.0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8.8cm" svg:height="6.4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4.8cm" svg:height="0.4cm" svg:x="1.8cm" svg:y="3.6cm">
          <text:p text:style-name="P3"><text:span text:style-name="T1">Controller : AvrMdl.VrController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xml:id="id84" draw:id="id84" draw:layer="layout" svg:width="4.6cm" svg:height="0.4cm" svg:x="6cm" svg:y="4.199cm">
          <text:p text:style-name="P13"><text:span text:style-name="T1">ModelViewUd</text:span><text:span text:style-name="T1">p.MagOwnerLi</text:span><text:span text:style-name="T1">nk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8cm" svg:height="3.4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4.8cm" svg:height="0.4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2.526cm" svg:height="0.4cm" svg:x="24.6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2.526cm" svg:height="0.4cm" svg:x="24.6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8cm" svg:height="3.4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4.8cm" svg:height="0.4cm" svg:x="22.4cm" svg:y="3.6cm">
          <text:p text:style-name="P3"><text:span text:style-name="T1">Window : GVisComps.Window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xml:id="id85" draw:id="id85" draw:layer="layout" svg:width="4.6cm" svg:height="0.4cm" svg:x="22.4cm" svg:y="4.2cm">
          <text:p text:style-name="P11"><text:span text:style-name="T1">Scene.VBox.ModelView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87" draw:id="id87" draw:layer="layout" svg:width="0.8cm" svg:height="0.4cm" svg:x="22.4cm" svg:y="4.6cm">
          <text:p text:style-name="P11"><text:span text:style-name="T1">_$</text:span></text:p>
          <draw:enhanced-geometry svg:viewBox="0 0 21600 21600" draw:type="rectangle" draw:enhanced-path="M 0 0 L 21600 0 21600 21600 0 21600 0 0 Z N"/>
        </draw:custom-shape>
        <draw:connector draw:style-name="gr44" draw:text-style-name="P5" draw:layer="layout" svg:x1="10.6cm" svg:y1="4.399cm" svg:x2="22.4cm" svg:y2="4.4cm" draw:start-shape="id84" draw:start-glue-point="1" draw:end-shape="id85" draw:end-glue-point="3" svg:d="M10600 4399h5900v1h5900" svg:viewBox="0 0 11801 2">
          <text:p/>
        </draw:connector>
        <draw:custom-shape draw:style-name="gr43" draw:text-style-name="P14" xml:id="id86" draw:id="id86" draw:layer="layout" svg:width="4.6cm" svg:height="0.4cm" svg:x="6cm" svg:y="4.6cm">
          <text:p text:style-name="P13"><text:span text:style-name="T1">WindowEdp.MagOwnerLink</text:span></text:p>
          <draw:enhanced-geometry svg:viewBox="0 0 21600 21600" draw:type="rectangle" draw:enhanced-path="M 0 0 L 21600 0 21600 21600 0 21600 0 0 Z N"/>
        </draw:custom-shape>
        <draw:connector draw:style-name="gr44" draw:text-style-name="P5" draw:layer="layout" svg:x1="10.6cm" svg:y1="4.8cm" svg:x2="22.4cm" svg:y2="4.8cm" draw:start-shape="id86" draw:start-glue-point="1" draw:end-shape="id87" draw:end-glue-point="3" svg:d="M10600 4800h11800" svg:viewBox="0 0 11801 1">
          <text:p/>
        </draw:connector>
        <draw:custom-shape draw:style-name="gr45" draw:text-style-name="P2" draw:layer="layout" svg:width="5.8cm" svg:height="3.2cm" svg:x="4.8cm" svg:y="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1.599cm" svg:height="0.4cm" svg:x="9.001cm" svg:y="6cm">
          <text:p text:style-name="P3"><text:span text:style-name="T1">Nav</text:span><text:span text:style-name="T1">Ctl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4.6cm" svg:height="0.4cm" svg:x="4.8cm" svg:y="6.6cm">
          <text:p text:style-name="P11"><text:span text:style-name="T1">VrvCompsCount : CpStateInp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4.6cm" svg:height="0.4cm" svg:x="4.8cm" svg:y="7cm">
          <text:p text:style-name="P11"><text:span text:style-name="T1">DrpCreated : CpStateIn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46" draw:text-style-name="P16" draw:layer="layout" svg:width="9.399cm" svg:height="0.444cm" svg:x="1.001cm" svg:y="1.023cm">
          <text:p text:style-name="P15"><text:span text:style-name="T2">AVR, ver 1 Controller – DRP with native 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4.3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2.4cm" svg:height="0.447cm" svg:x="29.2cm" svg:y="21.4cm">
          <text:p text:style-name="P17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48" draw:text-style-name="P18" draw:layer="layout" svg:width="2.6cm" svg:height="0.4cm" svg:x="29.2cm" svg:y="22cm">
          <text:p text:style-name="P17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.6cm" svg:height="0.4cm" svg:x="29.2cm" svg:y="22.4cm">
          <text:p text:style-name="P11"><text:span text:style-name="T1"/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.6cm" svg:height="0.4cm" svg:x="32.4cm" svg:y="22cm">
          <text:p text:style-name="P11"><text:span text:style-name="T1"/></text:p>
          <draw:enhanced-geometry svg:viewBox="0 0 21600 21600" draw:type="rectangle" draw:enhanced-path="M 0 0 L 21600 0 21600 21600 0 21600 0 0 Z N"/>
        </draw:custom-shape>
        <draw:custom-shape draw:style-name="gr49" draw:text-style-name="P1" xml:id="id88" draw:id="id88" draw:layer="layout" svg:width="1.6cm" svg:height="1.281cm" draw:transform="rotate (1.5707963267949) translate (21.8cm 12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8cm" svg:y="10.6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3" draw:id="id93" draw:layer="layout" svg:width="0.8cm" svg:height="0.4cm" svg:x="21.8cm" svg:y="1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5" draw:id="id95" draw:layer="layout" svg:width="0.8cm" svg:height="0.4cm" svg:x="21.8cm" svg:y="11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3.081cm" svg:y1="11.401cm" svg:x2="23.4cm" svg:y2="11.4cm" draw:start-shape="id88" draw:start-glue-point="6" draw:end-shape="id89" draw:end-glue-point="3" svg:d="M23081 11401h160v-1h159" svg:viewBox="0 0 320 2">
          <text:p/>
        </draw:connector>
        <draw:custom-shape draw:style-name="gr17" draw:text-style-name="P1" xml:id="id92" draw:id="id92" draw:layer="layout" svg:width="1.201cm" svg:height="1.281cm" draw:transform="rotate (1.5707963267949) translate (19.4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8" draw:id="id148" draw:layer="layout" svg:width="0.8cm" svg:height="0.4cm" svg:x="19.4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1" draw:id="id91" draw:layer="layout" svg:width="0.8cm" svg:height="0.4cm" svg:x="19.4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8" draw:layer="layout" svg:width="4cm" svg:height="0.447cm" svg:x="2cm" svg:y="9cm">
          <text:p text:style-name="P17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52" draw:text-style-name="P12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3" draw:text-style-name="P12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3cm" svg:height="0.447cm" svg:x="3.4cm" svg:y="9.6cm">
          <text:p text:style-name="P17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4cm" svg:height="0.447cm" svg:x="2.4cm" svg:y="10.2cm">
          <text:p text:style-name="P17"><text:span text:style-name="T1">DrpCp </text:span><text:span text:style-name="T1">: </text:span><text:span text:style-name="T1">NDrpC</text:span><text:span text:style-name="T1">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98" draw:id="id98" draw:layer="layout" svg:width="1.2cm" svg:height="0.4cm" svg:x="17.4cm" svg:y="14.309cm">
          <text:p text:style-name="P3"><text:span text:style-name="T1">SS </text:span><text:span text:style-name="T1">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" xml:id="id135" draw:id="id135" draw:layer="layout" svg:width="2.2cm" svg:height="0.4cm" svg:x="4.2cm" svg:y="10.8cm">
          <text:p text:style-name="P3"><text:span text:style-name="T1">InpModelUr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0" draw:id="id90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199cm" svg:height="0.4cm" svg:x="22.519cm" svg:y="6.81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cm -0.499cm" svg:x1="24.119cm" svg:y1="6.81cm" svg:x2="19.4cm" svg:y2="11cm" draw:start-shape="id90" draw:start-glue-point="1" draw:end-shape="id91" draw:end-glue-point="3" svg:d="M24119 6810h501v2195h-6220v1995h1000" svg:viewBox="0 0 6221 4191">
          <text:p/>
        </draw:connector>
        <draw:connector draw:style-name="gr9" draw:text-style-name="P5" draw:layer="layout" svg:x1="20.681cm" svg:y1="10.601cm" svg:x2="21.8cm" svg:y2="11.2cm" draw:start-shape="id92" draw:start-glue-point="6" draw:end-shape="id93" draw:end-glue-point="3" svg:d="M20681 10601h560v599h559" svg:viewBox="0 0 1120 600">
          <text:p/>
        </draw:connector>
        <draw:custom-shape draw:style-name="gr59" draw:text-style-name="P4" xml:id="id145" draw:id="id145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0.6cm" svg:y1="12.401cm" svg:x2="21.8cm" svg:y2="11.6cm" draw:start-shape="id94" draw:start-glue-point="6" draw:end-shape="id95" draw:end-glue-point="3" svg:d="M20600 12401h601v-801h599" svg:viewBox="0 0 1201 802">
          <text:p/>
        </draw:connector>
        <draw:custom-shape draw:style-name="gr12" draw:text-style-name="P4" xml:id="id97" draw:id="id97" draw:layer="layout" svg:width="0.8cm" svg:height="0.4cm" svg:x="21.8cm" svg:y="11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96" draw:id="id96" draw:layer="layout" svg:width="1.201cm" svg:height="1.281cm" draw:transform="rotate (1.5707963267949) translate (19.4cm 14.7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3.50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9" draw:id="id149" draw:layer="layout" svg:width="0.8cm" svg:height="0.4cm" svg:x="19.4cm" svg:y="13.9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9" draw:id="id99" draw:layer="layout" svg:width="0.8cm" svg:height="0.4cm" svg:x="19.4cm" svg:y="14.3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3cm" svg:x1="20.681cm" svg:y1="14.111cm" svg:x2="21.8cm" svg:y2="12cm" draw:start-shape="id96" draw:start-glue-point="6" draw:end-shape="id97" draw:end-glue-point="3" svg:d="M20681 14111h860v-2111h259" svg:viewBox="0 0 1120 2112">
          <text:p/>
        </draw:connector>
        <draw:connector draw:style-name="gr9" draw:text-style-name="P5" draw:layer="layout" svg:x1="18.6cm" svg:y1="14.509cm" svg:x2="19.4cm" svg:y2="14.51cm" draw:start-shape="id98" draw:start-glue-point="1" draw:end-shape="id99" draw:end-glue-point="3" svg:d="M18600 14509h400v1h400" svg:viewBox="0 0 801 2">
          <text:p/>
        </draw:connector>
        <draw:custom-shape draw:style-name="gr60" draw:text-style-name="P10" xml:id="id100" draw:id="id100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</text:span><text:span text:style-name="T1">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02" draw:id="id102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04" draw:id="id104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3" draw:id="id123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00" draw:start-glue-point="6" draw:end-shape="id90" draw:end-glue-point="3" svg:d="M21200 6806h460v4h459" svg:viewBox="0 0 920 5">
          <text:p/>
        </draw:connector>
        <draw:custom-shape draw:style-name="gr59" draw:text-style-name="P14" xml:id="id101" draw:id="id101" draw:layer="layout" svg:width="2.732cm" svg:height="0.4cm" svg:x="3.668cm" svg:y="12.397cm">
          <text:p text:style-name="P13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01" draw:start-glue-point="1" draw:end-shape="id102" draw:end-glue-point="3" svg:d="M6400 12597h5541v-5197h7178" svg:viewBox="0 0 12720 5198">
          <text:p/>
        </draw:connector>
        <draw:custom-shape draw:style-name="gr15" draw:text-style-name="P10" xml:id="id103" draw:id="id103" draw:layer="layout" svg:width="1.6cm" svg:height="2.2cm" draw:transform="rotate (1.5707963267949) translate (15.8cm 5.409cm)">
          <text:p text:style-name="P9"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06" draw:id="id106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1" draw:id="id111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1" draw:id="id121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03" draw:start-glue-point="6" draw:end-shape="id104" draw:end-glue-point="3" svg:d="M18000 4609h560v1996h559" svg:viewBox="0 0 1120 1997">
          <text:p/>
        </draw:connector>
        <draw:custom-shape draw:style-name="gr17" draw:text-style-name="P1" xml:id="id105" draw:id="id105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8" draw:id="id108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9" draw:id="id109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05" draw:start-glue-point="6" draw:end-shape="id106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07" draw:id="id107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07" draw:start-glue-point="1" draw:end-shape="id108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09" draw:start-glue-point="3" draw:end-shape="id90" draw:end-glue-point="1" svg:d="M13119 6205h-501v2195h12002v-1590h-501" svg:viewBox="0 0 12003 2196">
          <text:p/>
        </draw:connector>
        <draw:custom-shape draw:style-name="gr15" draw:text-style-name="P10" xml:id="id110" draw:id="id110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7" draw:id="id117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3" draw:id="id113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18" draw:id="id118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10" draw:start-glue-point="6" draw:end-shape="id111" draw:end-glue-point="3" svg:d="M14400 3000h701v1409h699" svg:viewBox="0 0 1401 1410">
          <text:p/>
        </draw:connector>
        <draw:custom-shape draw:style-name="gr59" draw:text-style-name="P14" xml:id="id112" draw:id="id112" draw:layer="layout" svg:width="2.732cm" svg:height="0.4cm" svg:x="3.668cm" svg:y="12cm">
          <text:p text:style-name="P13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12" draw:start-glue-point="1" draw:end-shape="id113" draw:end-glue-point="3" svg:d="M6400 12200h900v-9400h4900" svg:viewBox="0 0 5801 9401">
          <text:p/>
        </draw:connector>
        <draw:custom-shape draw:style-name="gr17" draw:text-style-name="P1" xml:id="id116" draw:id="id116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5" draw:id="id115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9" draw:id="id119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14" draw:id="id114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14" draw:start-glue-point="1" draw:end-shape="id115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116" draw:start-glue-point="6" draw:end-shape="id117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118" draw:start-glue-point="3" draw:end-shape="id90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12" draw:start-glue-point="1" draw:end-shape="id119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122" draw:id="id122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120" draw:start-glue-point="1" draw:end-shape="id121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122" draw:start-glue-point="1" draw:end-shape="id123" draw:end-glue-point="3" svg:d="M17400 7000h860v5h859" svg:viewBox="0 0 1720 6">
          <text:p/>
        </draw:connector>
        <draw:custom-shape draw:style-name="gr6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" xml:id="id120" draw:id="id120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" xml:id="id89" draw:id="id89" draw:layer="layout" svg:width="2cm" svg:height="0.8cm" svg:x="23.4cm" svg:y="1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199cm" svg:height="0.4cm" svg:x="23.8cm" svg:y="11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199cm" svg:height="0.4cm" svg:x="23.8cm" svg:y="1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199cm" svg:height="0.4cm" svg:x="23.8cm" svg:y="1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64" draw:text-style-name="P14" xml:id="id124" draw:id="id124" draw:layer="layout" svg:width="2cm" svg:height="0.4cm" svg:x="4.4cm" svg:y="14cm">
          <text:p text:style-name="P13"><text:span text:style-name="T1">Dr</text:span><text:span text:style-name="T1">pC</text:span><text:span text:style-name="T1">re</text:span><text:span text:style-name="T1">ate</text:span><text:span text:style-name="T1">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.2cm" svg:x2="9.599cm" svg:y2="17cm" draw:start-shape="id124" draw:start-glue-point="1" draw:end-shape="id125" draw:end-glue-point="3" svg:d="M6400 14200h1600v2800h1599" svg:viewBox="0 0 3200 2801">
          <text:p/>
        </draw:connector>
        <draw:custom-shape draw:style-name="gr15" draw:text-style-name="P10" xml:id="id150" draw:id="id150" draw:layer="layout" svg:width="1.6cm" svg:height="2.2cm" draw:transform="rotate (1.5707963267949) translate (19.2cm 17.6cm)"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265cm" svg:y="16cm">
          <text:p text:style-name="P3"><text:span text:style-name="T1">:S</text:span><text:span text:style-name="T1">wit</text:span><text:span text:style-name="T1">ch</text:span><text:span text:style-name="T1">Bo</text:span><text:span text:style-name="T1">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2" draw:id="id132" draw:layer="layout" svg:width="0.954cm" svg:height="0.4cm" svg:x="19.2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7" draw:id="id127" draw:layer="layout" svg:width="0.954cm" svg:height="0.4cm" svg:x="19.2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9" draw:id="id129" draw:layer="layout" svg:width="0.954cm" svg:height="0.4cm" svg:x="19.2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26" draw:id="id126" draw:layer="layout" svg:width="1.2cm" svg:height="0.4cm" svg:x="17.4cm" svg:y="16.4cm">
          <text:p text:style-name="P3"><text:span text:style-name="T1">SS </text:span><text:span text:style-name="T1">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6.6cm" svg:x2="19.2cm" svg:y2="16.6cm" draw:start-shape="id126" draw:start-glue-point="1" draw:end-shape="id127" draw:end-glue-point="3" svg:d="M18600 16600h600" svg:viewBox="0 0 601 1">
          <text:p/>
        </draw:connector>
        <draw:connector draw:style-name="gr9" draw:text-style-name="P5" draw:layer="layout" svg:x1="17.2cm" svg:y1="17cm" svg:x2="19.2cm" svg:y2="17cm" draw:start-shape="id128" draw:start-glue-point="7" draw:end-shape="id129" draw:end-glue-point="3" svg:d="M17200 17000h2000" svg:viewBox="0 0 2001 1">
          <text:p/>
        </draw:connector>
        <draw:custom-shape draw:style-name="gr65" draw:text-style-name="P20" xml:id="id128" draw:id="id128" draw:layer="layout" svg:width="1.4cm" svg:height="0.4cm" svg:x="15.8cm" svg:y="16.8cm">
          <text:p text:style-name="P19"><text:span text:style-name="T3">Cur</text:span><text:span text:style-name="T3">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5" draw:text-style-name="P20" xml:id="id130" draw:id="id130" draw:layer="layout" svg:width="1.4cm" svg:height="0.4cm" svg:x="25.4cm" svg:y="6.6cm">
          <text:p text:style-name="P19"><text:span text:style-name="T3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90" draw:start-glue-point="1" draw:end-shape="id130" draw:end-glue-point="5" svg:d="M24119 6810h641v-10h640" svg:viewBox="0 0 1282 11">
          <text:p/>
        </draw:connector>
        <draw:custom-shape draw:style-name="gr63" draw:text-style-name="P2" xml:id="id131" draw:id="id131" draw:layer="layout" svg:width="2cm" svg:height="0.8cm" svg:x="15.4cm" svg:y="17.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199cm" svg:height="0.4cm" svg:x="15.8cm" svg:y="18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199cm" svg:height="0.4cm" svg:x="15.8cm" svg:y="17.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199cm" svg:height="0.4cm" svg:x="15.8cm" svg:y="17.6cm">
          <text:p text:style-name="P3"><text:span text:style-name="T1">Del</text:span><text:span text:style-name="T1">ayM</text:span><text:span text:style-name="T1">dlUr</text:span><text:span text:style-name="T1">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7.4cm" svg:y1="18cm" svg:x2="19.2cm" svg:y2="17.395cm" draw:start-shape="id131" draw:start-glue-point="1" draw:end-shape="id132" draw:end-glue-point="3" svg:d="M17400 18000h900v-605h900" svg:viewBox="0 0 1801 606">
          <text:p/>
        </draw:connector>
        <draw:connector draw:style-name="gr9" draw:text-style-name="P5" draw:layer="layout" svg:x1="14.479cm" svg:y1="18cm" svg:x2="15.4cm" svg:y2="18cm" draw:start-shape="id133" draw:start-glue-point="1" draw:end-shape="id131" draw:end-glue-point="3" svg:d="M14479 18000h921" svg:viewBox="0 0 922 1">
          <text:p/>
        </draw:connector>
        <draw:connector draw:style-name="gr9" draw:text-style-name="P5" draw:layer="layout" svg:x1="10.799cm" svg:y1="17cm" svg:x2="13.2cm" svg:y2="18cm" draw:start-shape="id134" draw:start-glue-point="6" draw:end-shape="id133" draw:end-glue-point="3" svg:d="M10799 17000h1201v1000h1200" svg:viewBox="0 0 2402 1001">
          <text:p/>
        </draw:connector>
        <draw:custom-shape draw:style-name="gr66" draw:text-style-name="P2" xml:id="id133" draw:id="id133" draw:layer="layout" svg:width="1.279cm" svg:height="0.8cm" svg:x="13.2cm" svg:y="17.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0.958cm" svg:height="0.4cm" svg:x="13.8cm" svg:y="1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0.958cm" svg:height="0.4cm" svg:x="13.8cm" svg:y="17.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0.958cm" svg:height="0.4cm" svg:x="13.4cm" svg:y="17.6cm">
          <text:p text:style-name="P3"><text:span text:style-name="T1">Pulse</text:span></text:p>
          <draw:enhanced-geometry svg:viewBox="0 0 21600 21600" draw:type="rectangle" draw:enhanced-path="M 0 0 L 21600 0 21600 21600 0 21600 0 0 Z N"/>
        </draw:custom-shape>
        <draw:custom-shape draw:style-name="gr65" draw:text-style-name="P20" draw:layer="layout" svg:width="1.4cm" svg:height="0.4cm" svg:x="15.801cm" svg:y="16.801cm">
          <text:p text:style-name="P19"><text:span text:style-name="T3">C</text:span><text:span text:style-name="T3">u</text:span><text:span text:style-name="T3">r</text:span><text:span text:style-name="T3">s</text:span><text:span text:style-name="T3">o</text:span><text:span text:style-name="T3">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8.201cm" svg:y2="11cm" draw:start-shape="id135" draw:start-glue-point="1" draw:end-shape="id136" draw:end-glue-point="5" svg:d="M6400 11000h1801" svg:viewBox="0 0 1802 1">
          <text:p/>
        </draw:connector>
        <draw:custom-shape draw:style-name="gr68" draw:text-style-name="P1" xml:id="id134" draw:id="id134" draw:layer="layout" svg:width="1.201cm" svg:height="1.2cm" draw:transform="rotate (1.5707963267949) translate (9.599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599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5" draw:id="id125" draw:layer="layout" svg:width="0.8cm" svg:height="0.4cm" svg:x="9.599cm" svg:y="16.8cm">
          <text:p text:style-name="P3"><text:span text:style-name="T1">In</text:span><text:span text:style-name="T1">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8" draw:id="id138" draw:layer="layout" svg:width="0.8cm" svg:height="0.4cm" svg:x="9.599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37" draw:id="id137" draw:layer="layout" svg:width="1.2cm" svg:height="0.4cm" svg:x="7.8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cm" svg:y1="17.4cm" svg:x2="9.599cm" svg:y2="17.4cm" draw:start-shape="id137" draw:start-glue-point="1" draw:end-shape="id138" draw:end-glue-point="3" svg:d="M9000 17400h599" svg:viewBox="0 0 600 1">
          <text:p/>
        </draw:connector>
        <draw:custom-shape draw:style-name="gr68" draw:text-style-name="P1" xml:id="id152" draw:id="id152" draw:layer="layout" svg:width="1.201cm" svg:height="1.2cm" draw:transform="rotate (1.5707963267949) translate (9.6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6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9.6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0" draw:id="id140" draw:layer="layout" svg:width="0.8cm" svg:height="0.4cm" svg:x="9.6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01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39" draw:id="id139" draw:layer="layout" svg:width="1.2cm" svg:height="0.4cm" svg:x="7.801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001cm" svg:y1="17.4cm" svg:x2="9.6cm" svg:y2="17.4cm" draw:start-shape="id139" draw:start-glue-point="1" draw:end-shape="id140" draw:end-glue-point="3" svg:d="M9001 17400h599" svg:viewBox="0 0 600 1">
          <text:p/>
        </draw:connector>
        <draw:custom-shape draw:style-name="gr68" draw:text-style-name="P1" draw:layer="layout" svg:width="1.201cm" svg:height="1.2cm" draw:transform="rotate (1.5707963267949) translate (19.399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399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9.399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2" draw:id="id142" draw:layer="layout" svg:width="0.8cm" svg:height="0.4cm" svg:x="19.399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399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1" draw:id="id141" draw:layer="layout" svg:width="1.2cm" svg:height="0.4cm" svg:x="17.399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599cm" svg:y1="12.801cm" svg:x2="19.399cm" svg:y2="12.801cm" draw:start-shape="id141" draw:start-glue-point="1" draw:end-shape="id142" draw:end-glue-point="3" svg:d="M18599 12801h800" svg:viewBox="0 0 801 1">
          <text:p/>
        </draw:connector>
        <draw:custom-shape draw:style-name="gr68" draw:text-style-name="P1" xml:id="id94" draw:id="id94" draw:layer="layout" svg:width="1.201cm" svg:height="1.2cm" draw:transform="rotate (1.5707963267949) translate (19.4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6" draw:id="id146" draw:layer="layout" svg:width="0.8cm" svg:height="0.4cm" svg:x="19.4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4" draw:id="id144" draw:layer="layout" svg:width="0.8cm" svg:height="0.4cm" svg:x="19.4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3" draw:id="id143" draw:layer="layout" svg:width="1.2cm" svg:height="0.4cm" svg:x="17.4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2.801cm" svg:x2="19.4cm" svg:y2="12.801cm" draw:start-shape="id143" draw:start-glue-point="1" draw:end-shape="id144" draw:end-glue-point="3" svg:d="M18600 12801h800" svg:viewBox="0 0 801 1">
          <text:p/>
        </draw:connector>
        <draw:connector draw:style-name="gr9" draw:text-style-name="P5" draw:layer="layout" svg:x1="6.4cm" svg:y1="13cm" svg:x2="19.4cm" svg:y2="12.401cm" draw:start-shape="id145" draw:start-glue-point="1" draw:end-shape="id146" draw:end-glue-point="3" svg:d="M6400 13000h6500v-599h6500" svg:viewBox="0 0 13001 600">
          <text:p/>
        </draw:connector>
        <draw:custom-shape draw:style-name="gr56" draw:text-style-name="P4" xml:id="id147" draw:id="id147" draw:layer="layout" svg:width="2.2cm" svg:height="0.4cm" svg:x="4.2cm" svg:y="11.2cm">
          <text:p text:style-name="P3"><text:span text:style-name="T1">Out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2.9cm" svg:x1="6.4cm" svg:y1="11.4cm" svg:x2="19.4cm" svg:y2="10.6cm" draw:start-shape="id147" draw:start-glue-point="1" draw:end-shape="id148" draw:end-glue-point="3" svg:d="M6400 11400h9400v-800h3600" svg:viewBox="0 0 13001 801">
          <text:p/>
        </draw:connector>
        <draw:connector draw:style-name="gr9" draw:text-style-name="P5" draw:layer="layout" draw:line-skew="2.9cm" svg:x1="6.4cm" svg:y1="11.4cm" svg:x2="19.4cm" svg:y2="14.11cm" draw:start-shape="id147" draw:start-glue-point="1" draw:end-shape="id149" draw:end-glue-point="3" svg:d="M6400 11400h9400v2710h3600" svg:viewBox="0 0 13001 2711">
          <text:p/>
        </draw:connector>
        <draw:connector draw:style-name="gr9" draw:text-style-name="P5" draw:layer="layout" svg:x1="21.4cm" svg:y1="16.8cm" svg:x2="22.401cm" svg:y2="16.8cm" draw:start-shape="id150" draw:start-glue-point="6" draw:end-shape="id151" draw:end-glue-point="5" svg:d="M21400 16800h1001" svg:viewBox="0 0 1002 1">
          <text:p/>
        </draw:connector>
        <draw:custom-shape draw:style-name="gr65" draw:text-style-name="P20" draw:layer="layout" svg:width="1.4cm" svg:height="0.4cm" svg:x="22.4cm" svg:y="16.599cm">
          <text:p text:style-name="P19"><text:span text:style-name="T3">Curs</text:span><text:span text:style-name="T3">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9" draw:text-style-name="P20" xml:id="id151" draw:id="id151" draw:layer="layout" svg:width="1.999cm" svg:height="0.4cm" svg:x="22.401cm" svg:y="16.6cm">
          <text:p text:style-name="P19"><text:span text:style-name="T3">Inp</text:span><text:span text:style-name="T3">Mod</text:span><text:span text:style-name="T3">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5" draw:text-style-name="P20" draw:layer="layout" svg:width="1.4cm" svg:height="0.4cm" svg:x="8.2cm" svg:y="10.799cm">
          <text:p text:style-name="P19"><text:span text:style-name="T3">Cur</text:span><text:span text:style-name="T3">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9" draw:text-style-name="P20" xml:id="id136" draw:id="id136" draw:layer="layout" svg:width="1.999cm" svg:height="0.4cm" svg:x="8.201cm" svg:y="10.8cm">
          <text:p text:style-name="P19"><text:span text:style-name="T3">Inp</text:span><text:span text:style-name="T3">Mo</text:span><text:span text:style-name="T3">del</text:span><text:span text:style-name="T3">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7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199cm" svg:height="0.4cm" svg:x="15.8cm" svg:y="1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70" draw:text-style-name="P14" xml:id="id158" draw:id="id158" draw:layer="layout" svg:width="3cm" svg:height="0.4cm" svg:x="3.4cm" svg:y="13.6cm">
          <text:p text:style-name="P13"><text:span text:style-name="T1">MutAddWidget &l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59" draw:id="id159" draw:layer="layout" svg:width="1.6cm" svg:height="2.2cm" draw:transform="rotate (1.5707963267949) translate (12.602cm 16cm)"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667cm" svg:y="14.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3" draw:id="id153" draw:layer="layout" svg:width="0.954cm" svg:height="0.4cm" svg:x="12.602cm" svg:y="15.5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7" draw:id="id157" draw:layer="layout" svg:width="0.954cm" svg:height="0.4cm" svg:x="12.602cm" svg:y="14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5" draw:id="id155" draw:layer="layout" svg:width="0.954cm" svg:height="0.4cm" svg:x="12.602cm" svg:y="15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8cm" svg:y1="17cm" svg:x2="12.602cm" svg:y2="15.795cm" draw:start-shape="id152" draw:start-glue-point="6" draw:end-shape="id153" draw:end-glue-point="3" svg:d="M10800 17000h902v-1205h900" svg:viewBox="0 0 1803 1206">
          <text:p/>
        </draw:connector>
        <draw:custom-shape draw:style-name="gr71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" draw:layer="layout" svg:width="2.398cm" svg:height="0.4cm" svg:x="8.604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" xml:id="id154" draw:id="id154" draw:layer="layout" svg:width="2.398cm" svg:height="0.4cm" svg:x="8.604cm" svg:y="15.2cm">
          <text:p text:style-name="P3"><text:span text:style-name="T1">MUT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5.4cm" svg:x2="12.602cm" svg:y2="15.4cm" draw:start-shape="id154" draw:start-glue-point="1" draw:end-shape="id155" draw:end-glue-point="3" svg:d="M11002 15400h1600" svg:viewBox="0 0 1601 1">
          <text:p/>
        </draw:connector>
        <draw:custom-shape draw:style-name="gr71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" draw:layer="layout" svg:width="2.398cm" svg:height="0.4cm" svg:x="8.604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" xml:id="id156" draw:id="id156" draw:layer="layout" svg:width="2.398cm" svg:height="0.4cm" svg:x="8.604cm" svg:y="14.51cm">
          <text:p text:style-name="P3"><text:span text:style-name="T1">MUT Node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4.71cm" svg:x2="12.602cm" svg:y2="15cm" draw:start-shape="id156" draw:start-glue-point="1" draw:end-shape="id157" draw:end-glue-point="3" svg:d="M11002 14710h800v290h800" svg:viewBox="0 0 1601 291">
          <text:p/>
        </draw:connector>
        <draw:connector draw:style-name="gr9" draw:text-style-name="P5" draw:layer="layout" svg:x1="6.4cm" svg:y1="13.8cm" svg:x2="14.802cm" svg:y2="15.2cm" draw:start-shape="id158" draw:start-glue-point="1" draw:end-shape="id159" draw:end-glue-point="6" svg:d="M6400 13800h8904v1400h-502" svg:viewBox="0 0 8905 1401">
          <text:p/>
        </draw:connector>
      </draw:page>
      <draw:page draw:name="page6" draw:style-name="dp1" draw:master-page-name="Default">
        <draw:custom-shape draw:style-name="gr73" draw:text-style-name="P16" draw:layer="layout" svg:width="8.399cm" svg:height="0.444cm" svg:x="1.001cm" svg:y="1.023cm">
          <text:p text:style-name="P15"><text:span text:style-name="T2">AVR, ver 2 </text:span><text:span text:style-name="T2">Controller </text:span><text:span text:style-name="T2">– DRP is </text:span><text:span text:style-name="T2">DES based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2cm" svg:y="12.8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8" draw:layer="layout" svg:width="2.4cm" svg:height="0.447cm" svg:x="29.2cm" svg:y="21.4cm">
          <text:p text:style-name="P17"><text:span text:style-name="T1">Mod</text:span><text:span text:style-name="T1">elVi</text:span><text:span text:style-name="T1">ew</text:span><text:span text:style-name="T1">Udp</text:span></text:p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2.6cm" svg:height="0.4cm" svg:x="29.2cm" svg:y="22cm">
          <text:p text:style-name="P17"><text:span text:style-name="T1">Ma</text:span><text:span text:style-name="T1">gO</text:span><text:span text:style-name="T1">wn</text:span><text:span text:style-name="T1">erL</text:span><text:span text:style-name="T1">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xml:id="id160" draw:id="id160" draw:layer="layout" svg:width="1.6cm" svg:height="1.281cm" draw:transform="rotate (1.5707963267949) translate (21.8cm 12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8cm" svg:y="10.6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7" draw:id="id167" draw:layer="layout" svg:width="0.8cm" svg:height="0.4cm" svg:x="21.8cm" svg:y="1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0" draw:id="id170" draw:layer="layout" svg:width="0.8cm" svg:height="0.4cm" svg:x="21.8cm" svg:y="11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3.081cm" svg:y1="11.401cm" svg:x2="23.4cm" svg:y2="11.4cm" draw:start-shape="id160" draw:start-glue-point="6" draw:end-shape="id161" draw:end-glue-point="3" svg:d="M23081 11401h160v-1h159" svg:viewBox="0 0 320 2">
          <text:p/>
        </draw:connector>
        <draw:custom-shape draw:style-name="gr17" draw:text-style-name="P1" xml:id="id166" draw:id="id166" draw:layer="layout" svg:width="1.201cm" svg:height="1.281cm" draw:transform="rotate (1.5707963267949) translate (19.2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9.999cm">
          <text:p text:style-name="P3"><text:span text:style-name="T1">:NE</text:span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3" draw:id="id163" draw:layer="layout" svg:width="0.8cm" svg:height="0.4cm" svg:x="19.2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5" draw:id="id165" draw:layer="layout" svg:width="0.8cm" svg:height="0.4cm" svg:x="19.2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8" draw:layer="layout" svg:width="4cm" svg:height="0.447cm" svg:x="2cm" svg:y="9cm">
          <text:p text:style-name="P17"><text:span text:style-name="T1">Ctrl</text:span><text:span text:style-name="T1">Cp </text:span><text:span text:style-name="T1">: </text:span><text:span text:style-name="T1">VrC</text:span><text:span text:style-name="T1">ontr</text:span><text:span text:style-name="T1">olle</text:span><text:span text:style-name="T1">rCp</text:span></text:p>
          <draw:enhanced-geometry svg:viewBox="0 0 21600 21600" draw:type="rectangle" draw:enhanced-path="M 0 0 L 21600 0 21600 21600 0 21600 0 0 Z N"/>
        </draw:custom-shape>
        <draw:custom-shape draw:style-name="gr52" draw:text-style-name="P12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3" draw:text-style-name="P12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8" draw:layer="layout" svg:width="3cm" svg:height="0.447cm" svg:x="3.4cm" svg:y="9.6cm">
          <text:p text:style-name="P17"><text:span text:style-name="T1">Nav</text:span><text:span text:style-name="T1">Ctrl </text:span><text:span text:style-name="T1">: </text:span><text:span text:style-name="T1">Soc</text:span><text:span text:style-name="T1">ket</text:span></text:p>
          <draw:enhanced-geometry svg:viewBox="0 0 21600 21600" draw:type="rectangle" draw:enhanced-path="M 0 0 L 21600 0 21600 21600 0 21600 0 0 Z N"/>
        </draw:custom-shape>
        <draw:custom-shape draw:style-name="gr78" draw:text-style-name="P18" draw:layer="layout" svg:width="4cm" svg:height="0.447cm" svg:x="2.4cm" svg:y="10.2cm">
          <text:p text:style-name="P17"><text:span text:style-name="T1">Dr</text:span><text:span text:style-name="T1">pC</text:span><text:span text:style-name="T1">p : </text:span><text:span text:style-name="T1">ND</text:span><text:span text:style-name="T1">rp</text:span><text:span text:style-name="T1">Cp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3" draw:id="id173" draw:layer="layout" svg:width="1.2cm" svg:height="0.4cm" svg:x="17.2cm" svg:y="12.8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" xml:id="id211" draw:id="id211" draw:layer="layout" svg:width="2.2cm" svg:height="0.4cm" svg:x="4.2cm" svg:y="10.8cm">
          <text:p text:style-name="P3"><text:span text:style-name="T1">Inp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cm -2.099cm" svg:x1="23.8cm" svg:y1="18.4cm" svg:x2="19.2cm" svg:y2="10.6cm" draw:start-shape="id162" draw:start-glue-point="1" draw:end-shape="id163" draw:end-glue-point="3" svg:d="M23800 18400h501v-4000h-7701v-3800h2600" svg:viewBox="0 0 7702 7801">
          <text:p/>
        </draw:connector>
        <draw:custom-shape draw:style-name="gr4" draw:text-style-name="P2" xml:id="id164" draw:id="id164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1.399cm" svg:height="0.4cm" svg:x="22.319cm" svg:y="6.41cm">
          <text:p text:style-name="P3"><text:span text:style-name="T1">Cur</text:span><text:span text:style-name="T1">sor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119cm" svg:y1="6.81cm" svg:x2="19.2cm" svg:y2="11cm" draw:start-shape="id164" draw:start-glue-point="1" draw:end-shape="id165" draw:end-glue-point="3" svg:d="M24119 6810h501v2195h-5921v1995h501" svg:viewBox="0 0 5922 4191">
          <text:p/>
        </draw:connector>
        <draw:connector draw:style-name="gr9" draw:text-style-name="P5" draw:layer="layout" svg:x1="20.481cm" svg:y1="10.601cm" svg:x2="21.8cm" svg:y2="11.2cm" draw:start-shape="id166" draw:start-glue-point="6" draw:end-shape="id167" draw:end-glue-point="3" svg:d="M20481 10601h660v599h659" svg:viewBox="0 0 1320 600">
          <text:p/>
        </draw:connector>
        <draw:custom-shape draw:style-name="gr59" draw:text-style-name="P4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801cm" svg:y1="18.402cm" svg:x2="23.8cm" svg:y2="18.4cm" draw:start-shape="id168" draw:start-glue-point="5" draw:end-shape="id162" draw:end-glue-point="1" svg:d="M24801 18402h-500v-2h-501" svg:viewBox="0 0 1002 3">
          <text:p/>
        </draw:connector>
        <draw:connector draw:style-name="gr9" draw:text-style-name="P5" draw:layer="layout" draw:line-skew="-1.4cm" svg:x1="11.6cm" svg:y1="18.8cm" svg:x2="21.8cm" svg:y2="11.6cm" draw:start-shape="id169" draw:start-glue-point="1" draw:end-shape="id170" draw:end-glue-point="3" svg:d="M11600 18800h3700v-7200h6500" svg:viewBox="0 0 10201 7201">
          <text:p/>
        </draw:connector>
        <draw:custom-shape draw:style-name="gr12" draw:text-style-name="P4" xml:id="id172" draw:id="id172" draw:layer="layout" svg:width="0.8cm" svg:height="0.4cm" svg:x="21.8cm" svg:y="11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71" draw:id="id171" draw:layer="layout" svg:width="1.201cm" svg:height="1.281cm" draw:transform="rotate (1.5707963267949) translate (19.2cm 13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12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5" draw:id="id175" draw:layer="layout" svg:width="0.8cm" svg:height="0.4cm" svg:x="19.2cm" svg:y="12.4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4" draw:id="id174" draw:layer="layout" svg:width="0.8cm" svg:height="0.4cm" svg:x="19.2cm" svg:y="12.801cm">
          <text:p text:style-name="P3"><text:span text:style-name="T1">Inp</text:span>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3cm" svg:x1="20.481cm" svg:y1="12.602cm" svg:x2="21.8cm" svg:y2="12cm" draw:start-shape="id171" draw:start-glue-point="6" draw:end-shape="id172" draw:end-glue-point="3" svg:d="M20481 12602h960v-602h359" svg:viewBox="0 0 1320 603">
          <text:p/>
        </draw:connector>
        <draw:connector draw:style-name="gr9" draw:text-style-name="P5" draw:layer="layout" svg:x1="18.4cm" svg:y1="13cm" svg:x2="19.2cm" svg:y2="13.001cm" draw:start-shape="id173" draw:start-glue-point="1" draw:end-shape="id174" draw:end-glue-point="3" svg:d="M18400 13000h400v1h400" svg:viewBox="0 0 801 2">
          <text:p/>
        </draw:connector>
        <draw:connector draw:style-name="gr9" draw:text-style-name="P5" draw:layer="layout" svg:x1="23.8cm" svg:y1="18.4cm" svg:x2="19.2cm" svg:y2="12.601cm" draw:start-shape="id162" draw:start-glue-point="1" draw:end-shape="id175" draw:end-glue-point="3" svg:d="M23800 18400h501v-2999h-5602v-2800h501" svg:viewBox="0 0 5603 5800">
          <text:p/>
        </draw:connector>
        <draw:custom-shape draw:style-name="gr60" draw:text-style-name="P10" xml:id="id176" draw:id="id176" draw:layer="layout" svg:width="1.6cm" svg:height="2.081cm" draw:transform="rotate (1.5707963267949) translate (19.119cm 7.6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78" draw:id="id178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0" draw:id="id180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9" draw:id="id199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76" draw:start-glue-point="6" draw:end-shape="id164" draw:end-glue-point="3" svg:d="M21200 6806h460v4h459" svg:viewBox="0 0 920 5">
          <text:p/>
        </draw:connector>
        <draw:custom-shape draw:style-name="gr59" draw:text-style-name="P14" xml:id="id177" draw:id="id177" draw:layer="layout" svg:width="2.732cm" svg:height="0.4cm" svg:x="3.668cm" svg:y="12.397cm">
          <text:p text:style-name="P13"><text:span text:style-name="T1">Cmd</text:span><text:span text:style-name="T1">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77" draw:start-glue-point="1" draw:end-shape="id178" draw:end-glue-point="3" svg:d="M6400 12597h5541v-5197h7178" svg:viewBox="0 0 12720 5198">
          <text:p/>
        </draw:connector>
        <draw:custom-shape draw:style-name="gr15" draw:text-style-name="P10" xml:id="id179" draw:id="id179" draw:layer="layout" svg:width="1.6cm" svg:height="2.2cm" draw:transform="rotate (1.5707963267949) translate (15.8cm 5.409cm)"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2" draw:id="id182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7" draw:id="id187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7" draw:id="id197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79" draw:start-glue-point="6" draw:end-shape="id180" draw:end-glue-point="3" svg:d="M18000 4609h560v1996h559" svg:viewBox="0 0 1120 1997">
          <text:p/>
        </draw:connector>
        <draw:custom-shape draw:style-name="gr17" draw:text-style-name="P1" xml:id="id181" draw:id="id181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</text:span><text:span text:style-name="T1">E</text:span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4" draw:id="id184" draw:layer="layout" svg:width="0.8cm" svg:height="0.4cm" svg:x="13.119cm" svg:y="5.605cm">
          <text:p text:style-name="P3"><text:span text:style-name="T1">In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5" draw:id="id185" draw:layer="layout" svg:width="0.8cm" svg:height="0.4cm" svg:x="13.119cm" svg:y="6.005cm">
          <text:p text:style-name="P3"><text:span text:style-name="T1">Inp</text:span>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81" draw:start-glue-point="6" draw:end-shape="id182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83" draw:id="id183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83" draw:start-glue-point="1" draw:end-shape="id184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85" draw:start-glue-point="3" draw:end-shape="id164" draw:end-glue-point="1" svg:d="M13119 6205h-501v2195h12002v-1590h-501" svg:viewBox="0 0 12003 2196">
          <text:p/>
        </draw:connector>
        <draw:custom-shape draw:style-name="gr15" draw:text-style-name="P10" xml:id="id186" draw:id="id186" draw:layer="layout" svg:width="1.6cm" svg:height="2.2cm" draw:transform="rotate (1.5707963267949) translate (12.2cm 3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3" draw:id="id193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9" draw:id="id189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94" draw:id="id194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86" draw:start-glue-point="6" draw:end-shape="id187" draw:end-glue-point="3" svg:d="M14400 3000h701v1409h699" svg:viewBox="0 0 1401 1410">
          <text:p/>
        </draw:connector>
        <draw:custom-shape draw:style-name="gr59" draw:text-style-name="P14" xml:id="id188" draw:id="id188" draw:layer="layout" svg:width="2.732cm" svg:height="0.4cm" svg:x="3.668cm" svg:y="12cm">
          <text:p text:style-name="P13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88" draw:start-glue-point="1" draw:end-shape="id189" draw:end-glue-point="3" svg:d="M6400 12200h900v-9400h4900" svg:viewBox="0 0 5801 9401">
          <text:p/>
        </draw:connector>
        <draw:custom-shape draw:style-name="gr17" draw:text-style-name="P1" xml:id="id192" draw:id="id192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1" draw:id="id191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5" draw:id="id195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90" draw:id="id190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90" draw:start-glue-point="1" draw:end-shape="id191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192" draw:start-glue-point="6" draw:end-shape="id193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194" draw:start-glue-point="3" draw:end-shape="id164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88" draw:start-glue-point="1" draw:end-shape="id195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198" draw:id="id198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196" draw:start-glue-point="1" draw:end-shape="id197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198" draw:start-glue-point="1" draw:end-shape="id199" draw:end-glue-point="3" svg:d="M17400 7000h860v5h859" svg:viewBox="0 0 1720 6">
          <text:p/>
        </draw:connector>
        <draw:custom-shape draw:style-name="gr6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" xml:id="id196" draw:id="id196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" xml:id="id161" draw:id="id161" draw:layer="layout" svg:width="2cm" svg:height="0.8cm" svg:x="23.4cm" svg:y="1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199cm" svg:height="0.4cm" svg:x="23.8cm" svg:y="11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199cm" svg:height="0.4cm" svg:x="23.8cm" svg:y="1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199cm" svg:height="0.4cm" svg:x="23.8cm" svg:y="1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4.8cm" svg:height="0.4cm" svg:x="1.6cm" svg:y="13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9" draw:text-style-name="P4" xml:id="id200" draw:id="id200" draw:layer="layout" svg:width="4.6cm" svg:height="0.4cm" svg:x="1.8cm" svg:y="13.8cm">
          <text:p text:style-name="P3"><text:span text:style-name="T1">MutAddWidget : DcAddWdgSc</text:span>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3.8cm" svg:height="2.2cm" svg:x="8cm" svg:y="17.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4" draw:layer="layout" svg:width="3.468cm" svg:height="0.4cm" svg:x="8.2cm" svg:y="17.2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xml:id="id169" draw:id="id169" draw:layer="layout" svg:width="1.156cm" svg:height="0.4cm" svg:x="10.444cm" svg:y="18.6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cm" svg:x2="8cm" svg:y2="17.8cm" draw:start-shape="id200" draw:start-glue-point="1" draw:end-shape="id201" draw:end-glue-point="3" svg:d="M6400 14000h800v3800h800" svg:viewBox="0 0 1601 3801">
          <text:p/>
        </draw:connector>
        <draw:custom-shape draw:style-name="gr15" draw:text-style-name="P10" xml:id="id210" draw:id="id210" draw:layer="layout" svg:width="1.6cm" svg:height="2.2cm" draw:transform="rotate (1.5707963267949) translate (19.2cm 19.2cm)"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265cm" svg:y="17.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8" draw:id="id208" draw:layer="layout" svg:width="0.954cm" svg:height="0.4cm" svg:x="19.2cm" svg:y="18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3" draw:id="id203" draw:layer="layout" svg:width="0.954cm" svg:height="0.4cm" svg:x="19.2cm" svg:y="1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5" draw:id="id205" draw:layer="layout" svg:width="0.954cm" svg:height="0.4cm" svg:x="19.2cm" svg:y="18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8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02" draw:id="id202" draw:layer="layout" svg:width="1.2cm" svg:height="0.4cm" svg:x="17.4cm" svg:y="18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8.2cm" svg:x2="19.2cm" svg:y2="18.2cm" draw:start-shape="id202" draw:start-glue-point="1" draw:end-shape="id203" draw:end-glue-point="3" svg:d="M18600 18200h600" svg:viewBox="0 0 601 1">
          <text:p/>
        </draw:connector>
        <draw:connector draw:style-name="gr9" draw:text-style-name="P5" draw:layer="layout" svg:x1="17.2cm" svg:y1="18.6cm" svg:x2="19.2cm" svg:y2="18.6cm" draw:start-shape="id204" draw:start-glue-point="7" draw:end-shape="id205" draw:end-glue-point="3" svg:d="M17200 18600h2000" svg:viewBox="0 0 2001 1">
          <text:p/>
        </draw:connector>
        <draw:custom-shape draw:style-name="gr65" draw:text-style-name="P20" xml:id="id204" draw:id="id204" draw:layer="layout" svg:width="1.4cm" svg:height="0.4cm" svg:x="15.8cm" svg:y="18.4cm">
          <text:p text:style-name="P19"><text:span text:style-name="T3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5" draw:text-style-name="P20" xml:id="id206" draw:id="id206" draw:layer="layout" svg:width="1.4cm" svg:height="0.4cm" svg:x="25.4cm" svg:y="6.6cm">
          <text:p text:style-name="P19"><text:span text:style-name="T3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64" draw:start-glue-point="1" draw:end-shape="id206" draw:end-glue-point="5" svg:d="M24119 6810h641v-10h640" svg:viewBox="0 0 1282 11">
          <text:p/>
        </draw:connector>
        <draw:custom-shape draw:style-name="gr63" draw:text-style-name="P2" xml:id="id207" draw:id="id207" draw:layer="layout" svg:width="2cm" svg:height="0.8cm" svg:x="15.6cm" svg:y="19.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199cm" svg:height="0.4cm" svg:x="16cm" svg:y="20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199cm" svg:height="0.4cm" svg:x="16cm" svg:y="19.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199cm" svg:height="0.4cm" svg:x="16cm" svg:y="19.6cm">
          <text:p text:style-name="P3"><text:span text:style-name="T1">DelayMd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7.6cm" svg:y1="20cm" svg:x2="19.2cm" svg:y2="18.995cm" draw:start-shape="id207" draw:start-glue-point="1" draw:end-shape="id208" draw:end-glue-point="3" svg:d="M17600 20000h800v-1005h800" svg:viewBox="0 0 1601 1006">
          <text:p/>
        </draw:connector>
        <draw:connector draw:style-name="gr9" draw:text-style-name="P5" draw:layer="layout" svg:x1="15.279cm" svg:y1="20cm" svg:x2="15.6cm" svg:y2="20cm" draw:start-shape="id209" draw:start-glue-point="1" draw:end-shape="id207" draw:end-glue-point="3" svg:d="M15279 20000h321" svg:viewBox="0 0 322 1">
          <text:p/>
        </draw:connector>
        <draw:connector draw:style-name="gr9" draw:text-style-name="P5" draw:layer="layout" svg:x1="11.6cm" svg:y1="18.8cm" svg:x2="14cm" svg:y2="20cm" draw:start-shape="id169" draw:start-glue-point="1" draw:end-shape="id209" draw:end-glue-point="3" svg:d="M11600 18800h1200v1200h1200" svg:viewBox="0 0 2401 1201">
          <text:p/>
        </draw:connector>
        <draw:custom-shape draw:style-name="gr66" draw:text-style-name="P2" xml:id="id209" draw:id="id209" draw:layer="layout" svg:width="1.279cm" svg:height="0.8cm" svg:x="14cm" svg:y="19.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0.958cm" svg:height="0.4cm" svg:x="14cm" svg:y="20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0.958cm" svg:height="0.4cm" svg:x="14cm" svg:y="19.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0.958cm" svg:height="0.4cm" svg:x="14.122cm" svg:y="19.6cm">
          <text:p text:style-name="P3"><text:span text:style-name="T1">Pulse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xml:id="id162" draw:id="id162" draw:layer="layout" svg:width="2cm" svg:height="0.8cm" svg:x="21.8cm" svg:y="1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199cm" svg:height="0.4cm" svg:x="22.2cm" svg:y="18.4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199cm" svg:height="0.4cm" svg:x="22.2cm" svg:y="1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199cm" svg:height="0.4cm" svg:x="22.2cm" svg:y="18cm">
          <text:p text:style-name="P3"><text:span text:style-name="T1">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4cm" svg:y1="18.4cm" svg:x2="21.8cm" svg:y2="18.4cm" draw:start-shape="id210" draw:start-glue-point="6" draw:end-shape="id162" draw:end-glue-point="3" svg:d="M21400 18400h400" svg:viewBox="0 0 401 1">
          <text:p/>
        </draw:connector>
        <draw:custom-shape draw:style-name="gr65" draw:text-style-name="P20" draw:layer="layout" svg:width="1.4cm" svg:height="0.4cm" svg:x="15.801cm" svg:y="18.401cm">
          <text:p text:style-name="P19"><text:span text:style-name="T3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5" draw:text-style-name="P20" draw:layer="layout" svg:width="1.4cm" svg:height="0.4cm" svg:x="24.8cm" svg:y="18.201cm">
          <text:p text:style-name="P19"><text:span text:style-name="T3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5" draw:text-style-name="P20" xml:id="id168" draw:id="id168" draw:layer="layout" svg:width="1.4cm" svg:height="0.4cm" svg:x="24.801cm" svg:y="18.202cm">
          <text:p text:style-name="P19"><text:span text:style-name="T3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5" draw:text-style-name="P20" draw:layer="layout" svg:width="1.4cm" svg:height="0.4cm" svg:x="7.8cm" svg:y="10.8cm">
          <text:p text:style-name="P19"><text:span text:style-name="T3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5" draw:text-style-name="P20" xml:id="id212" draw:id="id212" draw:layer="layout" svg:width="1.4cm" svg:height="0.4cm" svg:x="7.801cm" svg:y="10.801cm">
          <text:p text:style-name="P19"><text:span text:style-name="T3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211" draw:start-glue-point="1" draw:end-shape="id212" draw:end-glue-point="5" svg:d="M6400 11000h701v1h700" svg:viewBox="0 0 1402 2">
          <text:p/>
        </draw:connector>
        <draw:custom-shape draw:style-name="gr82" draw:text-style-name="P12" xml:id="id214" draw:id="id214" draw:layer="layout" svg:width="1.156cm" svg:height="0.4cm" svg:x="8cm" svg:y="18.2cm">
          <text:p text:style-name="P11"><text:span text:style-name="T1">Na</text:span><text:span text:style-name="T1">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4" xml:id="id201" draw:id="id201" draw:layer="layout" svg:width="0.4cm" svg:height="0.4cm" svg:x="8cm" svg:y="17.6cm">
          <text:p text:style-name="P1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2" xml:id="id216" draw:id="id216" draw:layer="layout" svg:width="1.6cm" svg:height="0.4cm" svg:x="8cm" svg:y="18.6cm">
          <text:p text:style-name="P11"><text:span text:style-name="T1">Par</text:span><text:span text:style-name="T1">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5.6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5.6cm" svg:y="18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5.2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" xml:id="id213" draw:id="id213" draw:layer="layout" svg:width="1.4cm" svg:height="0.4cm" svg:x="5.4cm" svg:y="18.2cm">
          <text:p text:style-name="P3"><text:span text:style-name="T1">SS </text:span><text:span text:style-name="T1">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6.8cm" svg:y1="18.4cm" svg:x2="8cm" svg:y2="18.4cm" draw:start-shape="id213" draw:start-glue-point="1" draw:end-shape="id214" draw:end-glue-point="3" svg:d="M6800 18400h1200" svg:viewBox="0 0 1201 1">
          <text:p/>
        </draw:connector>
        <draw:custom-shape draw:style-name="gr86" draw:text-style-name="P21" xml:id="id215" draw:id="id215" draw:layer="layout" svg:width="2cm" svg:height="0.4cm" svg:x="4.8cm" svg:y="18.8cm">
          <text:p text:style-name="P3"><text:span text:style-name="T1">SS </text:span><text:span text:style-name="T1">Nod</text:span><text:span text:style-name="T1">eDr</text:span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6.8cm" svg:y1="19cm" svg:x2="8cm" svg:y2="18.8cm" draw:start-shape="id215" draw:start-glue-point="1" draw:end-shape="id216" draw:end-glue-point="3" svg:d="M6800 19000h600v-200h600" svg:viewBox="0 0 1201 201">
          <text:p/>
        </draw:connector>
        <draw:custom-shape draw:style-name="gr84" draw:text-style-name="P12" xml:id="id217" draw:id="id217" draw:layer="layout" svg:width="1.6cm" svg:height="0.4cm" svg:x="8cm" svg:y="19cm">
          <text:p text:style-name="P11"><text:span text:style-name="T1">Ena</text:span><text:span text:style-name="T1">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0cm 1.901cm" svg:x1="8cm" svg:y1="19.2cm" svg:x2="11.6cm" svg:y2="18.8cm" draw:start-shape="id217" draw:start-glue-point="3" draw:end-shape="id169" draw:end-glue-point="1" svg:d="M8000 19200h-501v800h4602v-1200h-501" svg:viewBox="0 0 4603 12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9:53:34.184600847</meta:creation-date>
    <meta:generator>LibreOffice/6.4.7.2$Linux_X86_64 LibreOffice_project/40$Build-2</meta:generator>
    <dc:date>2022-03-24T14:19:33.952414398</dc:date>
    <meta:editing-duration>P29DT7H30M11S</meta:editing-duration>
    <meta:editing-cycles>33</meta:editing-cycles>
    <meta:document-statistic meta:object-count="575"/>
  </office:meta>
</office:document-meta>
</file>